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4pt" officeooo:rsid="0005b44f" officeooo:paragraph-rsid="0081f25f" style:font-size-asian="14pt" style:font-size-complex="14pt"/>
    </style:style>
    <style:style style:name="P2" style:family="paragraph" style:parent-style-name="Standard">
      <style:text-properties style:font-name="Liberation Serif1" fo:font-size="14pt" officeooo:rsid="0005b44f" officeooo:paragraph-rsid="01fcfb06" style:font-size-asian="14pt" style:font-size-complex="14pt"/>
    </style:style>
    <style:style style:name="P3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80412f" officeooo:paragraph-rsid="0081a97f" style:font-size-asian="14pt" style:font-size-complex="14pt"/>
    </style:style>
    <style:style style:name="P5" style:family="paragraph" style:parent-style-name="Standard">
      <style:text-properties style:font-name="Liberation Serif1" fo:font-size="14pt" officeooo:rsid="01fc694f" officeooo:paragraph-rsid="01fc694f" style:font-size-asian="14pt" style:font-size-complex="14pt"/>
    </style:style>
    <style:style style:name="P6" style:family="paragraph" style:parent-style-name="Standard">
      <style:text-properties style:font-name="Liberation Serif1" fo:font-size="14pt" officeooo:rsid="01fc694f" officeooo:paragraph-rsid="01fcfb06" style:font-size-asian="14pt" style:font-size-complex="14pt"/>
    </style:style>
    <style:style style:name="P7" style:family="paragraph" style:parent-style-name="Standard">
      <style:text-properties style:font-name="Liberation Serif1" fo:font-size="14pt" officeooo:rsid="01fc694f" officeooo:paragraph-rsid="0205a554" style:font-size-asian="14pt" style:font-size-complex="14pt"/>
    </style:style>
    <style:style style:name="P8" style:family="paragraph" style:parent-style-name="Standard">
      <style:text-properties style:font-name="Liberation Serif1" fo:font-size="14pt" officeooo:rsid="01fcfb06" officeooo:paragraph-rsid="01fcfb06" style:font-size-asian="14pt" style:font-size-complex="14pt"/>
    </style:style>
    <style:style style:name="P9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10" style:family="paragraph" style:parent-style-name="Standard">
      <style:text-properties style:font-name="Liberation Serif1" fo:font-size="14pt" style:text-underline-style="none" officeooo:rsid="0005b44f" officeooo:paragraph-rsid="00d5f680" style:font-size-asian="14pt" style:font-size-complex="14pt"/>
    </style:style>
    <style:style style:name="P11" style:family="paragraph" style:parent-style-name="Standard">
      <style:text-properties style:font-name="Liberation Serif1" fo:font-size="14pt" style:text-underline-style="none" officeooo:rsid="0005b44f" officeooo:paragraph-rsid="019e245b" style:font-size-asian="14pt" style:font-size-complex="14pt"/>
    </style:style>
    <style:style style:name="P12" style:family="paragraph" style:parent-style-name="Standard">
      <style:text-properties style:font-name="Liberation Serif1" fo:font-size="14pt" style:text-underline-style="none" officeooo:rsid="0005b44f" officeooo:paragraph-rsid="0204fcf0" style:font-size-asian="14pt" style:font-size-complex="14pt"/>
    </style:style>
    <style:style style:name="P13" style:family="paragraph" style:parent-style-name="Standard">
      <style:text-properties style:font-name="Liberation Serif1" fo:font-size="14pt" style:text-underline-style="none" officeooo:rsid="0005b44f" officeooo:paragraph-rsid="021ad930" style:font-size-asian="14pt" style:font-size-complex="14pt"/>
    </style:style>
    <style:style style:name="P14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15" style:family="paragraph" style:parent-style-name="Standard">
      <style:text-properties style:font-name="Liberation Serif1" fo:font-size="14pt" style:text-underline-style="none" officeooo:rsid="0081a97f" officeooo:paragraph-rsid="0081a97f" style:font-size-asian="14pt" style:font-size-complex="14pt"/>
    </style:style>
    <style:style style:name="P16" style:family="paragraph" style:parent-style-name="Standard">
      <style:text-properties style:font-name="Liberation Serif1" fo:font-size="14pt" style:text-underline-style="none" officeooo:rsid="00152cdb" officeooo:paragraph-rsid="0212b1cb" style:font-size-asian="14pt" style:font-size-complex="14pt"/>
    </style:style>
    <style:style style:name="P17" style:family="paragraph" style:parent-style-name="Standard">
      <style:text-properties style:font-name="Liberation Serif1" fo:font-size="14pt" style:text-underline-style="none" officeooo:rsid="00152cdb" officeooo:paragraph-rsid="021893ec" style:font-size-asian="14pt" style:font-size-complex="14pt"/>
    </style:style>
    <style:style style:name="P18" style:family="paragraph" style:parent-style-name="Standard">
      <style:text-properties style:font-name="Liberation Serif1" fo:font-size="14pt" style:text-underline-style="none" officeooo:rsid="00152cdb" officeooo:paragraph-rsid="021f615b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1" fo:font-size="14pt" fo:font-weight="bold" officeooo:rsid="02008387" officeooo:paragraph-rsid="02008387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1" fo:font-size="14pt" fo:font-weight="normal" officeooo:rsid="01fc694f" officeooo:paragraph-rsid="0205a55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position="0% 100%" style:font-name="Liberation Serif1" fo:font-size="14pt" style:text-underline-style="none" officeooo:rsid="0005b44f" officeooo:paragraph-rsid="0005b44f" style:font-size-asian="14pt" style:font-size-complex="14pt"/>
    </style:style>
    <style:style style:name="P23" style:family="paragraph" style:parent-style-name="Standard">
      <style:text-properties style:text-position="0% 100%" style:font-name="Liberation Serif1" fo:font-size="14pt" style:text-underline-style="none" officeooo:rsid="0005b44f" officeooo:paragraph-rsid="008378b5" style:font-size-asian="14pt" style:font-size-complex="14pt"/>
    </style:style>
    <style:style style:name="P24" style:family="paragraph" style:parent-style-name="Standard">
      <style:text-properties style:text-position="0% 100%" style:font-name="Liberation Serif1" fo:font-size="14pt" style:text-underline-style="none" officeooo:rsid="0005b44f" officeooo:paragraph-rsid="008e095d" style:font-size-asian="14pt" style:font-size-complex="14pt"/>
    </style:style>
    <style:style style:name="P25" style:family="paragraph" style:parent-style-name="Standard">
      <style:text-properties style:text-position="0% 100%" style:font-name="Liberation Serif1" fo:font-size="14pt" style:text-underline-style="none" officeooo:rsid="0005b44f" officeooo:paragraph-rsid="00bd6744" style:font-size-asian="14pt" style:font-size-complex="14pt"/>
    </style:style>
    <style:style style:name="P26" style:family="paragraph" style:parent-style-name="Standard">
      <style:text-properties style:text-position="0% 100%" style:font-name="Liberation Serif1" fo:font-size="14pt" style:text-underline-style="none" officeooo:rsid="0005b44f" officeooo:paragraph-rsid="00be6b20" style:font-size-asian="14pt" style:font-size-complex="14pt"/>
    </style:style>
    <style:style style:name="P27" style:family="paragraph" style:parent-style-name="Standard">
      <style:text-properties style:text-position="0% 100%" style:font-name="Liberation Serif1" fo:font-size="14pt" style:text-underline-style="none" officeooo:rsid="0005b44f" officeooo:paragraph-rsid="00c647ea" style:font-size-asian="14pt" style:font-size-complex="14pt"/>
    </style:style>
    <style:style style:name="P28" style:family="paragraph" style:parent-style-name="Standard">
      <style:text-properties style:text-position="0% 100%" style:font-name="Liberation Serif1" fo:font-size="14pt" style:text-underline-style="none" officeooo:rsid="0005b44f" officeooo:paragraph-rsid="00cb0878" style:font-size-asian="14pt" style:font-size-complex="14pt"/>
    </style:style>
    <style:style style:name="P29" style:family="paragraph" style:parent-style-name="Standard">
      <style:text-properties style:text-position="0% 100%" style:font-name="Liberation Serif1" fo:font-size="14pt" style:text-underline-style="none" officeooo:rsid="0005b44f" officeooo:paragraph-rsid="012a92b4" style:font-size-asian="14pt" style:font-size-complex="14pt"/>
    </style:style>
    <style:style style:name="P30" style:family="paragraph" style:parent-style-name="Standard">
      <style:text-properties style:text-position="0% 100%" style:font-name="Liberation Serif1" fo:font-size="14pt" style:text-underline-style="none" officeooo:rsid="0005b44f" officeooo:paragraph-rsid="015bcc9b" style:font-size-asian="14pt" style:font-size-complex="14pt"/>
    </style:style>
    <style:style style:name="P31" style:family="paragraph" style:parent-style-name="Standard">
      <style:text-properties style:text-position="0% 100%" style:font-name="Liberation Serif1" fo:font-size="14pt" style:text-underline-style="none" officeooo:rsid="0005b44f" officeooo:paragraph-rsid="018993a9" style:font-size-asian="14pt" style:font-size-complex="14pt"/>
    </style:style>
    <style:style style:name="P32" style:family="paragraph" style:parent-style-name="Standard">
      <style:text-properties style:text-position="0% 100%" style:font-name="Liberation Serif1" fo:font-size="14pt" style:text-underline-style="none" officeooo:rsid="0005b44f" officeooo:paragraph-rsid="01cad382" style:font-size-asian="14pt" style:font-size-complex="14pt"/>
    </style:style>
    <style:style style:name="P33" style:family="paragraph" style:parent-style-name="Standard">
      <style:text-properties style:text-position="0% 100%" style:font-name="Liberation Serif1" fo:font-size="14pt" style:text-underline-style="none" officeooo:rsid="0005b44f" officeooo:paragraph-rsid="0232daba" style:font-size-asian="14pt" style:font-size-complex="14pt"/>
    </style:style>
    <style:style style:name="P34" style:family="paragraph" style:parent-style-name="Standard">
      <style:text-properties style:text-position="0% 100%" style:font-name="Liberation Serif1" fo:font-size="14pt" style:text-underline-style="none" officeooo:rsid="0005b44f" officeooo:paragraph-rsid="0236a8b6" style:font-size-asian="14pt" style:font-size-complex="14pt"/>
    </style:style>
    <style:style style:name="P35" style:family="paragraph" style:parent-style-name="Standard">
      <style:text-properties style:text-position="0% 100%" style:font-name="Liberation Serif1" fo:font-size="14pt" style:text-underline-style="none" officeooo:rsid="0005b44f" officeooo:paragraph-rsid="023aed6c" style:font-size-asian="14pt" style:font-size-complex="14pt"/>
    </style:style>
    <style:style style:name="P36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37" style:family="paragraph" style:parent-style-name="Standard">
      <style:text-properties style:text-position="0% 100%" style:font-name="Liberation Serif1" fo:font-size="14pt" style:text-underline-style="none" officeooo:rsid="000f77ec" officeooo:paragraph-rsid="00c647ea" style:font-size-asian="14pt" style:font-size-complex="14pt"/>
    </style:style>
    <style:style style:name="P38" style:family="paragraph" style:parent-style-name="Standard">
      <style:text-properties style:text-position="0% 100%" style:font-name="Liberation Serif1" fo:font-size="14pt" style:text-underline-style="none" officeooo:rsid="000f77ec" officeooo:paragraph-rsid="0126e6b8" style:font-size-asian="14pt" style:font-size-complex="14pt"/>
    </style:style>
    <style:style style:name="P39" style:family="paragraph" style:parent-style-name="Standard">
      <style:text-properties style:text-position="0% 100%" style:font-name="Liberation Serif1" fo:font-size="14pt" style:text-underline-style="none" officeooo:rsid="000f77ec" officeooo:paragraph-rsid="012a724d" style:font-size-asian="14pt" style:font-size-complex="14pt"/>
    </style:style>
    <style:style style:name="P40" style:family="paragraph" style:parent-style-name="Standard">
      <style:text-properties style:text-position="0% 100%" style:font-name="Liberation Serif1" fo:font-size="14pt" style:text-underline-style="none" officeooo:rsid="000f77ec" officeooo:paragraph-rsid="011cad5c" style:font-size-asian="14pt" style:font-size-complex="14pt"/>
    </style:style>
    <style:style style:name="P41" style:family="paragraph" style:parent-style-name="Standard">
      <style:text-properties style:text-position="0% 100%" style:font-name="Liberation Serif1" fo:font-size="14pt" style:text-underline-style="none" officeooo:rsid="000f77ec" officeooo:paragraph-rsid="00edc9d5" style:font-size-asian="14pt" style:font-size-complex="14pt"/>
    </style:style>
    <style:style style:name="P42" style:family="paragraph" style:parent-style-name="Standard">
      <style:text-properties style:text-position="0% 100%" style:font-name="Liberation Serif1" fo:font-size="14pt" style:text-underline-style="none" officeooo:rsid="000f77ec" officeooo:paragraph-rsid="01b13a5d" style:font-size-asian="14pt" style:font-size-complex="14pt"/>
    </style:style>
    <style:style style:name="P43" style:family="paragraph" style:parent-style-name="Standard">
      <style:text-properties style:text-position="0% 100%" style:font-name="Liberation Serif1" fo:font-size="14pt" style:text-underline-style="none" officeooo:rsid="000f77ec" officeooo:paragraph-rsid="01c99b8d" style:font-size-asian="14pt" style:font-size-complex="14pt"/>
    </style:style>
    <style:style style:name="P44" style:family="paragraph" style:parent-style-name="Standard">
      <style:text-properties style:text-position="0% 100%" style:font-name="Liberation Serif1" fo:font-size="14pt" style:text-underline-style="none" officeooo:rsid="000f77ec" officeooo:paragraph-rsid="01aeb8df" style:font-size-asian="14pt" style:font-size-complex="14pt"/>
    </style:style>
    <style:style style:name="P45" style:family="paragraph" style:parent-style-name="Standard">
      <style:text-properties style:text-position="0% 100%" style:font-name="Liberation Serif1" fo:font-size="14pt" style:text-underline-style="none" officeooo:rsid="000f77ec" officeooo:paragraph-rsid="01be7f89" style:font-size-asian="14pt" style:font-size-complex="14pt"/>
    </style:style>
    <style:style style:name="P46" style:family="paragraph" style:parent-style-name="Standard">
      <style:text-properties style:text-position="0% 100%" style:font-name="Liberation Serif1" fo:font-size="14pt" style:text-underline-style="none" officeooo:rsid="000f77ec" officeooo:paragraph-rsid="02608359" style:font-size-asian="14pt" style:font-size-complex="14pt"/>
    </style:style>
    <style:style style:name="P47" style:family="paragraph" style:parent-style-name="Standard">
      <style:text-properties style:text-position="0% 100%" style:font-name="Liberation Serif1" fo:font-size="14pt" style:text-underline-style="none" officeooo:rsid="00bd6744" officeooo:paragraph-rsid="002b3487" style:font-size-asian="14pt" style:font-size-complex="14pt"/>
    </style:style>
    <style:style style:name="P48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49" style:family="paragraph" style:parent-style-name="Standard">
      <style:text-properties style:text-position="0% 100%" style:font-name="Liberation Serif1" fo:font-size="14pt" style:text-underline-style="none" officeooo:rsid="00bd6744" officeooo:paragraph-rsid="01b13a5d" style:font-size-asian="14pt" style:font-size-complex="14pt"/>
    </style:style>
    <style:style style:name="P50" style:family="paragraph" style:parent-style-name="Standard">
      <style:text-properties style:text-position="0% 100%" style:font-name="Liberation Serif1" fo:font-size="14pt" style:text-underline-style="none" officeooo:rsid="00bd6744" officeooo:paragraph-rsid="01c99b8d" style:font-size-asian="14pt" style:font-size-complex="14pt"/>
    </style:style>
    <style:style style:name="P51" style:family="paragraph" style:parent-style-name="Standard">
      <style:text-properties style:text-position="0% 100%" style:font-name="Liberation Serif1" fo:font-size="14pt" style:text-underline-style="none" officeooo:rsid="00bd6744" officeooo:paragraph-rsid="01d2fd6a" style:font-size-asian="14pt" style:font-size-complex="14pt"/>
    </style:style>
    <style:style style:name="P52" style:family="paragraph" style:parent-style-name="Standard">
      <style:text-properties style:text-position="0% 100%" style:font-name="Liberation Serif1" fo:font-size="14pt" style:text-underline-style="none" officeooo:rsid="00bd6744" officeooo:paragraph-rsid="0178015b" style:font-size-asian="14pt" style:font-size-complex="14pt"/>
    </style:style>
    <style:style style:name="P53" style:family="paragraph" style:parent-style-name="Standard">
      <style:text-properties style:text-position="0% 100%" style:font-name="Liberation Serif1" fo:font-size="14pt" style:text-underline-style="none" officeooo:rsid="00152cdb" officeooo:paragraph-rsid="00d5f680" style:font-size-asian="14pt" style:font-size-complex="14pt"/>
    </style:style>
    <style:style style:name="P54" style:family="paragraph" style:parent-style-name="Standard">
      <style:text-properties style:text-position="0% 100%" style:font-name="Liberation Serif1" fo:font-size="14pt" style:text-underline-style="none" officeooo:rsid="00152cdb" officeooo:paragraph-rsid="015a5d04" style:font-size-asian="14pt" style:font-size-complex="14pt"/>
    </style:style>
    <style:style style:name="P55" style:family="paragraph" style:parent-style-name="Standard">
      <style:text-properties style:text-position="0% 100%" style:font-name="Liberation Serif1" fo:font-size="14pt" style:text-underline-style="none" officeooo:rsid="00152cdb" officeooo:paragraph-rsid="0196894f" style:font-size-asian="14pt" style:font-size-complex="14pt"/>
    </style:style>
    <style:style style:name="P56" style:family="paragraph" style:parent-style-name="Standard">
      <style:text-properties style:text-position="0% 100%" style:font-name="Liberation Serif1" fo:font-size="14pt" style:text-underline-style="none" officeooo:rsid="00152cdb" officeooo:paragraph-rsid="0232daba" style:font-size-asian="14pt" style:font-size-complex="14pt"/>
    </style:style>
    <style:style style:name="P57" style:family="paragraph" style:parent-style-name="Standard">
      <style:text-properties style:text-position="0% 100%" style:font-name="Liberation Serif1" fo:font-size="14pt" style:text-underline-style="none" officeooo:rsid="0122ea0d" officeooo:paragraph-rsid="0176f5fe" style:font-size-asian="14pt" style:font-size-complex="14pt"/>
    </style:style>
    <style:style style:name="P58" style:family="paragraph" style:parent-style-name="Standard">
      <style:text-properties style:text-position="0% 100%" style:font-name="Liberation Serif1" fo:font-size="14pt" style:text-underline-style="none" officeooo:rsid="0122ea0d" officeooo:paragraph-rsid="01b13a5d" style:font-size-asian="14pt" style:font-size-complex="14pt"/>
    </style:style>
    <style:style style:name="P59" style:family="paragraph" style:parent-style-name="Standard">
      <style:text-properties style:text-position="0% 100%" style:font-name="Liberation Serif1" fo:font-size="14pt" style:text-underline-style="none" officeooo:rsid="0122ea0d" officeooo:paragraph-rsid="01c5d737" style:font-size-asian="14pt" style:font-size-complex="14pt"/>
    </style:style>
    <style:style style:name="P60" style:family="paragraph" style:parent-style-name="Standard">
      <style:text-properties style:text-position="0% 100%" style:font-name="Liberation Serif1" fo:font-size="14pt" style:text-underline-style="none" officeooo:rsid="018d4b1d" officeooo:paragraph-rsid="018d4b1d" style:font-size-asian="14pt" style:font-size-complex="14pt"/>
    </style:style>
    <style:style style:name="P61" style:family="paragraph" style:parent-style-name="Standard">
      <style:text-properties style:text-position="0% 100%" style:font-name="Liberation Serif1" fo:font-size="14pt" style:text-underline-style="none" officeooo:rsid="001cf72a" officeooo:paragraph-rsid="001cf72a" style:font-size-asian="14pt" style:font-size-complex="14pt"/>
    </style:style>
    <style:style style:name="P62" style:family="paragraph" style:parent-style-name="Standard">
      <style:text-properties style:text-position="0% 100%" style:font-name="Liberation Serif1" fo:font-size="14pt" style:text-underline-style="none" officeooo:rsid="001cf72a" officeooo:paragraph-rsid="014f0d12" style:font-size-asian="14pt" style:font-size-complex="14pt"/>
    </style:style>
    <style:style style:name="P63" style:family="paragraph" style:parent-style-name="Standard">
      <style:text-properties style:text-position="0% 100%" style:font-name="Liberation Serif1" fo:font-size="14pt" style:text-underline-style="none" officeooo:rsid="001cf72a" officeooo:paragraph-rsid="01ed40bf" style:font-size-asian="14pt" style:font-size-complex="14pt"/>
    </style:style>
    <style:style style:name="P64" style:family="paragraph" style:parent-style-name="Standard">
      <style:text-properties style:text-position="0% 100%" style:font-name="Liberation Serif1" fo:font-size="14pt" style:text-underline-style="none" officeooo:rsid="01d6a299" officeooo:paragraph-rsid="01d6a299" style:font-size-asian="14pt" style:font-size-complex="14pt"/>
    </style:style>
    <style:style style:name="P65" style:family="paragraph" style:parent-style-name="Standard">
      <style:text-properties style:text-position="0% 100%" style:font-name="Liberation Serif1" fo:font-size="14pt" style:text-underline-style="none" officeooo:rsid="01e2f65d" officeooo:paragraph-rsid="01e2f65d" style:font-size-asian="14pt" style:font-size-complex="14pt"/>
    </style:style>
    <style:style style:name="P66" style:family="paragraph" style:parent-style-name="Standard">
      <style:text-properties style:text-position="0% 100%" style:font-name="Liberation Serif1" fo:font-size="14pt" style:text-underline-style="none" officeooo:rsid="01ad2280" officeooo:paragraph-rsid="00171782" style:font-size-asian="14pt" style:font-size-complex="14pt"/>
    </style:style>
    <style:style style:name="P67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0f3ca4c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122ea0d" officeooo:paragraph-rsid="0109472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08ce61" officeooo:paragraph-rsid="01094725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aeb8d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aeb8d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13a5d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c9983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e7f89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81e91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f77ec" officeooo:paragraph-rsid="01c99b8d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f4214f" officeooo:paragraph-rsid="01f4214f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normal" officeooo:rsid="01973208" officeooo:paragraph-rsid="01094725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973208" officeooo:paragraph-rsid="0197320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end" style:justify-single-word="false"/>
      <style:text-properties style:text-position="0% 100%" style:font-name="Liberation Serif1" fo:font-size="14pt" style:text-underline-style="none" fo:font-weight="normal" officeooo:rsid="00c46277" officeooo:paragraph-rsid="01b81e91" style:font-size-asian="14pt" style:font-weight-asian="normal" style:font-size-complex="14pt" style:font-weight-complex="normal"/>
    </style:style>
    <style:style style:name="P82" style:family="paragraph" style:parent-style-name="Standard">
      <style:text-properties fo:font-size="14pt" officeooo:rsid="0005b44f" officeooo:paragraph-rsid="002b3487" style:font-size-asian="14pt" style:font-size-complex="14pt"/>
    </style:style>
    <style:style style:name="P83" style:family="paragraph" style:parent-style-name="Standard">
      <style:text-properties fo:font-size="14pt" officeooo:rsid="0005b44f" officeooo:paragraph-rsid="008378b5" style:font-size-asian="14pt" style:font-size-complex="14pt"/>
    </style:style>
    <style:style style:name="P84" style:family="paragraph" style:parent-style-name="Standard">
      <style:text-properties fo:font-size="14pt" officeooo:rsid="0005b44f" officeooo:paragraph-rsid="008d56e7" style:font-size-asian="14pt" style:font-size-complex="14pt"/>
    </style:style>
    <style:style style:name="P85" style:family="paragraph" style:parent-style-name="Standard">
      <style:text-properties fo:font-size="14pt" officeooo:rsid="0005b44f" officeooo:paragraph-rsid="009c6108" style:font-size-asian="14pt" style:font-size-complex="14pt"/>
    </style:style>
    <style:style style:name="P86" style:family="paragraph" style:parent-style-name="Standard">
      <style:text-properties fo:font-size="14pt" officeooo:rsid="0005b44f" officeooo:paragraph-rsid="00be6b20" style:font-size-asian="14pt" style:font-size-complex="14pt"/>
    </style:style>
    <style:style style:name="P87" style:family="paragraph" style:parent-style-name="Standard">
      <style:text-properties fo:font-size="14pt" officeooo:rsid="0005b44f" officeooo:paragraph-rsid="00edc9d5" style:font-size-asian="14pt" style:font-size-complex="14pt"/>
    </style:style>
    <style:style style:name="P88" style:family="paragraph" style:parent-style-name="Standard">
      <style:text-properties fo:font-size="14pt" officeooo:rsid="0005b44f" officeooo:paragraph-rsid="02294568" style:font-size-asian="14pt" style:font-size-complex="14pt"/>
    </style:style>
    <style:style style:name="P89" style:family="paragraph" style:parent-style-name="Standard">
      <style:text-properties fo:font-size="14pt" officeooo:rsid="0005b44f" officeooo:paragraph-rsid="022f78f9" style:font-size-asian="14pt" style:font-size-complex="14pt"/>
    </style:style>
    <style:style style:name="P90" style:family="paragraph" style:parent-style-name="Standard">
      <style:text-properties fo:font-size="14pt" officeooo:rsid="00152cdb" officeooo:paragraph-rsid="018993a9" style:font-size-asian="14pt" style:font-size-complex="14pt"/>
    </style:style>
    <style:style style:name="P91" style:family="paragraph" style:parent-style-name="Standard">
      <style:text-properties fo:font-size="14pt" officeooo:rsid="00152cdb" officeooo:paragraph-rsid="0212b1cb" style:font-size-asian="14pt" style:font-size-complex="14pt"/>
    </style:style>
    <style:style style:name="P92" style:family="paragraph" style:parent-style-name="Standard">
      <style:text-properties fo:font-size="14pt" officeooo:rsid="00152cdb" officeooo:paragraph-rsid="0223b7d3" style:font-size-asian="14pt" style:font-size-complex="14pt"/>
    </style:style>
    <style:style style:name="P93" style:family="paragraph" style:parent-style-name="Standard">
      <style:text-properties fo:font-size="14pt" officeooo:paragraph-rsid="02203bdd"/>
    </style:style>
    <style:style style:name="P94" style:family="paragraph" style:parent-style-name="Standard">
      <style:text-properties officeooo:paragraph-rsid="025b44d2"/>
    </style:style>
    <style:style style:name="P95" style:family="paragraph" style:parent-style-name="Standard">
      <style:text-properties style:font-name="Liberation Serif1" fo:font-size="14pt" fo:font-weight="bold" officeooo:rsid="01fc694f" officeooo:paragraph-rsid="01fc694f" style:font-size-asian="14pt" style:font-weight-asian="bold" style:font-size-complex="14pt" style:font-weight-complex="bold"/>
    </style:style>
    <style:style style:name="P96" style:family="paragraph" style:parent-style-name="Standard">
      <style:text-properties style:font-name="Liberation Serif1" fo:font-size="14pt" fo:font-weight="bold" officeooo:rsid="01fc694f" officeooo:paragraph-rsid="01fcfb06" style:font-size-asian="14pt" style:font-weight-asian="bold" style:font-size-complex="14pt" style:font-weight-complex="bold"/>
    </style:style>
    <style:style style:name="P97" style:family="paragraph" style:parent-style-name="Standard">
      <style:text-properties style:font-name="Liberation Serif1" fo:font-size="14pt" fo:font-weight="bold" officeooo:rsid="01fc694f" officeooo:paragraph-rsid="02b6a7c4" style:font-size-asian="14pt" style:font-weight-asian="bold" style:font-size-complex="14pt" style:font-weight-complex="bold"/>
    </style:style>
    <style:style style:name="P98" style:family="paragraph" style:parent-style-name="Standard">
      <style:text-properties style:font-name="Liberation Serif1" fo:font-size="14pt" fo:font-weight="bold" officeooo:rsid="01fc694f" officeooo:paragraph-rsid="02bdf468" style:font-size-asian="14pt" style:font-weight-asian="bold" style:font-size-complex="14pt" style:font-weight-complex="bold"/>
    </style:style>
    <style:style style:name="P99" style:family="paragraph" style:parent-style-name="Standard">
      <style:text-properties style:font-name="Liberation Serif1" fo:font-size="14pt" fo:font-weight="bold" officeooo:rsid="026ab9ef" officeooo:paragraph-rsid="026ab9ef" style:font-size-asian="14pt" style:font-weight-asian="bold" style:font-size-complex="14pt" style:font-weight-complex="bold"/>
    </style:style>
    <style:style style:name="P100" style:family="paragraph" style:parent-style-name="Standard">
      <style:text-properties style:font-name="Liberation Serif1" fo:font-size="14pt" fo:font-weight="bold" officeooo:rsid="0005b44f" officeooo:paragraph-rsid="02af338c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152cdb" officeooo:paragraph-rsid="02bc8036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2d4d649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Liberation Serif1" fo:font-size="14pt" fo:font-weight="bold" officeooo:rsid="0038a928" officeooo:paragraph-rsid="02bc2811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a5406" officeooo:paragraph-rsid="02bc8036" style:font-size-asian="14pt" style:font-weight-asian="bold" style:font-size-complex="14pt" style:font-weight-complex="bold"/>
    </style:style>
    <style:style style:name="P105" style:family="paragraph" style:parent-style-name="Standard">
      <style:text-properties style:font-name="Liberation Serif1" fo:font-size="14pt" style:text-underline-style="none" fo:font-weight="normal" officeooo:rsid="0081a97f" officeooo:paragraph-rsid="0205a554" style:font-size-asian="14pt" style:font-weight-asian="normal" style:font-size-complex="14pt" style:font-weight-complex="normal"/>
    </style:style>
    <style:style style:name="P106" style:family="paragraph" style:parent-style-name="Standard">
      <style:text-properties style:font-name="Liberation Serif1" fo:font-size="14pt" style:text-underline-style="none" officeooo:rsid="00152cdb" officeooo:paragraph-rsid="0250eb8d" style:font-size-asian="14pt" style:font-size-complex="14pt"/>
    </style:style>
    <style:style style:name="P107" style:family="paragraph" style:parent-style-name="Standard">
      <style:text-properties style:font-name="Liberation Serif1" fo:font-size="14pt" style:text-underline-style="none" officeooo:rsid="0278edb5" officeooo:paragraph-rsid="02b8e269" style:font-size-asian="14pt" style:font-size-complex="14pt"/>
    </style:style>
    <style:style style:name="P108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109" style:family="paragraph" style:parent-style-name="Standard">
      <style:text-properties style:font-name="Liberation Serif1" fo:font-size="14pt" style:text-underline-style="none" officeooo:rsid="0295b211" officeooo:paragraph-rsid="0295b211" style:font-size-asian="14pt" style:font-size-complex="14pt"/>
    </style:style>
    <style:style style:name="P110" style:family="paragraph" style:parent-style-name="Standard">
      <style:text-properties style:font-name="Liberation Serif1" fo:font-size="14pt" fo:font-weight="normal" officeooo:rsid="0080412f" officeooo:paragraph-rsid="026c34f2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52cdb" officeooo:paragraph-rsid="0281a8b0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2958648" officeooo:paragraph-rsid="02958648" style:font-size-asian="14pt" style:font-weight-asian="normal" style:font-size-complex="14pt" style:font-weight-complex="normal"/>
    </style:style>
    <style:style style:name="P113" style:family="paragraph" style:parent-style-name="Standard">
      <style:text-properties style:font-name="Liberation Serif1" fo:font-size="14pt" fo:font-weight="normal" officeooo:rsid="01fc694f" officeooo:paragraph-rsid="02b6a7c4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3a5406" officeooo:paragraph-rsid="02bc8036" style:font-size-asian="14pt" style:font-weight-asian="normal" style:font-size-complex="14pt" style:font-weight-complex="normal"/>
    </style:style>
    <style:style style:name="P115" style:family="paragraph" style:parent-style-name="Standard">
      <style:text-properties style:font-name="Liberation Serif1" fo:font-size="14pt" fo:font-weight="normal" officeooo:rsid="0169e934" officeooo:paragraph-rsid="02e199fa" style:font-size-asian="14pt" style:font-weight-asian="normal" style:font-size-complex="14pt" style:font-weight-complex="normal"/>
    </style:style>
    <style:style style:name="P116" style:family="paragraph" style:parent-style-name="Standard">
      <style:text-properties style:font-name="Liberation Serif1" fo:font-size="14pt" officeooo:rsid="0005b44f" officeooo:paragraph-rsid="01fc694f" style:font-size-asian="14pt" style:font-size-complex="14pt"/>
    </style:style>
    <style:style style:name="P117" style:family="paragraph" style:parent-style-name="Standard">
      <style:text-properties style:font-name="Liberation Serif1" fo:font-size="14pt" officeooo:rsid="0038a928" officeooo:paragraph-rsid="02bc2811" style:font-size-asian="14pt" style:font-size-complex="14pt"/>
    </style:style>
    <style:style style:name="P118" style:family="paragraph" style:parent-style-name="Standard">
      <style:paragraph-properties fo:text-align="start" style:justify-single-word="false"/>
      <style:text-properties style:font-name="Liberation Serif1" fo:font-size="14pt" officeooo:rsid="003a5406" officeooo:paragraph-rsid="02bc8036" style:font-size-asian="14pt" style:font-size-complex="14pt"/>
    </style:style>
    <style:style style:name="P119" style:family="paragraph" style:parent-style-name="Standard">
      <style:text-properties style:font-name="Liberation Serif1" fo:font-size="14pt" officeooo:rsid="00433b8c" officeooo:paragraph-rsid="02bdf468" style:font-size-asian="14pt" style:font-size-complex="14pt"/>
    </style:style>
    <style:style style:name="P120" style:family="paragraph" style:parent-style-name="Standard" style:list-style-name="L1">
      <style:text-properties style:font-name="Liberation Serif1" fo:font-size="14pt" officeooo:rsid="015365a6" officeooo:paragraph-rsid="02be3eb2" style:font-size-asian="14pt" style:font-size-complex="14pt"/>
    </style:style>
    <style:style style:name="P121" style:family="paragraph" style:parent-style-name="Standard">
      <style:text-properties style:text-position="sub 58%" style:font-name="Liberation Serif1" fo:font-size="14pt" style:text-underline-style="none" officeooo:rsid="00b01816" officeooo:paragraph-rsid="02294568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aeb8df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27009ba" officeooo:paragraph-rsid="027009ba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2a9ca6b" style:font-size-asian="14pt" style:font-weight-asian="normal" style:font-size-complex="14pt" style:font-weight-complex="normal"/>
    </style:style>
    <style:style style:name="P125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126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2cb39d4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Liberation Serif1" fo:font-size="16pt" style:text-underline-style="none" fo:font-weight="bold" officeooo:rsid="01ef3c36" officeooo:paragraph-rsid="02705778" style:font-size-asian="16pt" style:font-weight-asian="bold" style:font-size-complex="16pt" style:font-weight-complex="bold"/>
    </style:style>
    <style:style style:name="P128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1" style:text-underline-style="none"/>
    </style:style>
    <style:style style:name="T2" style:family="text">
      <style:text-properties style:font-name="Liberation Serif1" style:text-underline-style="none" officeooo:rsid="0005b44f"/>
    </style:style>
    <style:style style:name="T3" style:family="text">
      <style:text-properties style:font-name="Liberation Serif1" style:text-underline-style="none" officeooo:rsid="0008ce61"/>
    </style:style>
    <style:style style:name="T4" style:family="text">
      <style:text-properties style:font-name="Liberation Serif1" style:text-underline-style="none" officeooo:rsid="000f77ec"/>
    </style:style>
    <style:style style:name="T5" style:family="text">
      <style:text-properties style:font-name="Liberation Serif1" style:text-underline-style="none" officeooo:rsid="00753843"/>
    </style:style>
    <style:style style:name="T6" style:family="text">
      <style:text-properties style:font-name="Liberation Serif1" style:text-underline-style="none" officeooo:rsid="008a8735"/>
    </style:style>
    <style:style style:name="T7" style:family="text">
      <style:text-properties style:font-name="Liberation Serif1" style:text-underline-style="none" officeooo:rsid="00be6b20"/>
    </style:style>
    <style:style style:name="T8" style:family="text">
      <style:text-properties style:font-name="Liberation Serif1" style:text-underline-style="none" officeooo:rsid="0204fcf0"/>
    </style:style>
    <style:style style:name="T9" style:family="text">
      <style:text-properties style:font-name="Liberation Serif1" style:text-underline-style="none" officeooo:rsid="02103dec"/>
    </style:style>
    <style:style style:name="T10" style:family="text">
      <style:text-properties style:font-name="Liberation Serif1" style:text-underline-style="none" officeooo:rsid="0212b1cb"/>
    </style:style>
    <style:style style:name="T11" style:family="text">
      <style:text-properties style:font-name="Liberation Serif1" style:text-underline-style="none" officeooo:rsid="0005b44f" style:font-size-asian="14pt" style:font-size-complex="14pt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text-underline-style="none"/>
    </style:style>
    <style:style style:name="T14" style:family="text">
      <style:text-properties style:text-position="sub 58%" style:font-name="Liberation Serif1" style:text-underline-style="none" officeooo:rsid="0008ce61"/>
    </style:style>
    <style:style style:name="T15" style:family="text">
      <style:text-properties style:text-position="sub 58%" style:font-name="Liberation Serif1" style:text-underline-style="none" officeooo:rsid="001cf72a"/>
    </style:style>
    <style:style style:name="T16" style:family="text">
      <style:text-properties style:text-position="sub 58%" style:font-name="Liberation Serif1" style:text-underline-style="none" officeooo:rsid="002b3487"/>
    </style:style>
    <style:style style:name="T17" style:family="text">
      <style:text-properties style:text-position="sub 58%" style:font-name="Liberation Serif1" style:text-underline-style="none" officeooo:rsid="0060a787"/>
    </style:style>
    <style:style style:name="T18" style:family="text">
      <style:text-properties style:text-position="sub 58%" style:font-name="Liberation Serif1" style:text-underline-style="none" officeooo:rsid="00753843"/>
    </style:style>
    <style:style style:name="T19" style:family="text">
      <style:text-properties style:text-position="sub 58%" style:font-name="Liberation Serif1" style:text-underline-style="none" officeooo:rsid="008a8735"/>
    </style:style>
    <style:style style:name="T20" style:family="text">
      <style:text-properties style:text-position="sub 58%" style:font-name="Liberation Serif1" style:text-underline-style="none" officeooo:rsid="008e9560"/>
    </style:style>
    <style:style style:name="T21" style:family="text">
      <style:text-properties style:text-position="sub 58%" style:font-name="Liberation Serif1" style:text-underline-style="none" officeooo:rsid="002b3487" style:text-overline-style="none" style:text-overline-color="font-color"/>
    </style:style>
    <style:style style:name="T22" style:family="text">
      <style:text-properties style:text-position="sub 58%" style:font-name="Liberation Serif1" style:text-underline-style="none" officeooo:rsid="00e11a22" style:text-overline-style="none" style:text-overline-color="font-color"/>
    </style:style>
    <style:style style:name="T23" style:family="text">
      <style:text-properties style:text-position="sub 58%" style:font-name="Liberation Serif1" style:text-underline-style="none" officeooo:rsid="00be6b20"/>
    </style:style>
    <style:style style:name="T24" style:family="text">
      <style:text-properties style:text-position="sub 58%" style:font-name="Liberation Serif1" style:text-underline-style="none" officeooo:rsid="00d78a23"/>
    </style:style>
    <style:style style:name="T25" style:family="text">
      <style:text-properties style:text-position="sub 58%" style:font-name="Liberation Serif1" style:text-underline-style="none" officeooo:rsid="0005b44f"/>
    </style:style>
    <style:style style:name="T26" style:family="text">
      <style:text-properties style:text-position="sub 58%" style:font-name="Liberation Serif1" style:text-underline-style="none" officeooo:rsid="018c4217"/>
    </style:style>
    <style:style style:name="T27" style:family="text">
      <style:text-properties style:text-position="sub 58%" style:font-name="Liberation Serif1" style:text-underline-style="none" officeooo:rsid="00de0f11"/>
    </style:style>
    <style:style style:name="T28" style:family="text">
      <style:text-properties style:text-position="sub 58%" style:font-name="Liberation Serif1" style:text-underline-style="none" officeooo:rsid="01cf8672"/>
    </style:style>
    <style:style style:name="T29" style:family="text">
      <style:text-properties style:text-position="sub 58%" style:font-name="Liberation Serif1" style:text-underline-style="none" officeooo:rsid="01dc152a"/>
    </style:style>
    <style:style style:name="T30" style:family="text">
      <style:text-properties style:text-position="sub 58%" style:font-name="Liberation Serif1" style:text-underline-style="none" officeooo:rsid="01df73f7"/>
    </style:style>
    <style:style style:name="T31" style:family="text">
      <style:text-properties style:text-position="sub 58%" style:font-name="Liberation Serif1" style:text-underline-style="none" officeooo:rsid="01eae62c"/>
    </style:style>
    <style:style style:name="T32" style:family="text">
      <style:text-properties style:text-position="sub 58%" style:font-name="Liberation Serif1" style:text-underline-style="none" officeooo:rsid="02033226"/>
    </style:style>
    <style:style style:name="T33" style:family="text">
      <style:text-properties style:text-position="sub 58%" style:font-name="Liberation Serif1" style:text-underline-style="none" officeooo:rsid="0204fcf0"/>
    </style:style>
    <style:style style:name="T34" style:family="text">
      <style:text-properties style:text-position="sub 58%" style:font-name="Liberation Serif1" style:text-underline-style="none" officeooo:rsid="0205a554"/>
    </style:style>
    <style:style style:name="T35" style:family="text">
      <style:text-properties style:text-position="sub 58%" style:font-name="Liberation Serif1" style:text-underline-style="none" officeooo:rsid="0211ad40"/>
    </style:style>
    <style:style style:name="T36" style:family="text">
      <style:text-properties style:text-position="sub 58%" style:font-name="Liberation Serif1" style:text-underline-style="none" officeooo:rsid="0212b1cb"/>
    </style:style>
    <style:style style:name="T37" style:family="text">
      <style:text-properties style:text-position="sub 58%" style:font-name="Liberation Serif1" style:text-underline-style="none" officeooo:rsid="0005b44f" style:font-size-asian="14pt" style:font-size-complex="14pt"/>
    </style:style>
    <style:style style:name="T38" style:family="text">
      <style:text-properties style:text-position="sub 58%" style:font-name="Liberation Serif1" style:text-underline-style="none" officeooo:rsid="0211ad40" style:font-size-asian="14pt" style:font-size-complex="14pt"/>
    </style:style>
    <style:style style:name="T39" style:family="text">
      <style:text-properties style:text-position="sub 58%" style:font-name="Liberation Serif1" style:text-underline-style="none" officeooo:rsid="02203bdd" style:font-size-asian="14pt" style:font-size-complex="14pt"/>
    </style:style>
    <style:style style:name="T40" style:family="text">
      <style:text-properties style:text-position="sub 58%" style:font-name="Liberation Serif1" style:text-underline-style="none" officeooo:rsid="001cf72a" style:font-size-asian="14pt" style:font-size-complex="14pt"/>
    </style:style>
    <style:style style:name="T41" style:family="text">
      <style:text-properties style:text-position="sub 58%" style:font-name="Liberation Serif1" style:text-underline-style="none" officeooo:rsid="02223692"/>
    </style:style>
    <style:style style:name="T42" style:family="text">
      <style:text-properties style:text-position="sub 58%" style:font-name="Liberation Serif1" style:text-underline-style="none" officeooo:rsid="02294568"/>
    </style:style>
    <style:style style:name="T43" style:family="text">
      <style:text-properties style:text-position="sub 58%" style:font-name="Liberation Serif1" style:text-underline-style="none" officeooo:rsid="02459b44"/>
    </style:style>
    <style:style style:name="T44" style:family="text">
      <style:text-properties style:text-position="sub 58%" style:font-name="Liberation Serif1" style:text-underline-style="none" officeooo:rsid="0245d4b3"/>
    </style:style>
    <style:style style:name="T45" style:family="text">
      <style:text-properties style:text-position="sub 58%" style:font-name="Liberation Serif1" fo:font-size="14pt" style:text-underline-style="none" officeooo:rsid="0267f9fc" style:font-size-asian="14pt" style:font-size-complex="14pt"/>
    </style:style>
    <style:style style:name="T46" style:family="text">
      <style:text-properties style:text-position="sub 58%" style:text-underline-style="none"/>
    </style:style>
    <style:style style:name="T47" style:family="text">
      <style:text-properties style:text-position="sub 58%" style:text-underline-style="none" officeooo:rsid="008378b5"/>
    </style:style>
    <style:style style:name="T48" style:family="text">
      <style:text-properties style:text-position="sub 58%" style:text-underline-style="none" officeooo:rsid="0008ce61"/>
    </style:style>
    <style:style style:name="T49" style:family="text">
      <style:text-properties style:text-position="sub 58%" style:text-underline-style="none" officeooo:rsid="020327fc"/>
    </style:style>
    <style:style style:name="T50" style:family="text">
      <style:text-properties style:text-position="sub 58%" style:text-underline-style="none" officeooo:rsid="02033226"/>
    </style:style>
    <style:style style:name="T51" style:family="text">
      <style:text-properties style:text-position="sub 58%" style:text-underline-style="none" officeooo:rsid="026c34f2"/>
    </style:style>
    <style:style style:name="T52" style:family="text">
      <style:text-properties style:text-position="sub 58%" style:text-underline-style="none" fo:font-weight="normal" officeooo:rsid="020327fc" style:font-weight-asian="normal" style:font-weight-complex="normal"/>
    </style:style>
    <style:style style:name="T53" style:family="text">
      <style:text-properties style:text-position="sub 58%" style:text-underline-style="none" fo:font-weight="normal" officeooo:rsid="02ac9fcd" style:font-weight-asian="normal" style:font-weight-complex="normal"/>
    </style:style>
    <style:style style:name="T54" style:family="text">
      <style:text-properties style:text-position="sub 58%" style:text-underline-style="none" fo:font-weight="normal" officeooo:rsid="02ad2dc3" style:font-weight-asian="normal" style:font-weight-complex="normal"/>
    </style:style>
    <style:style style:name="T55" style:family="text">
      <style:text-properties style:text-position="sub 58%" style:text-underline-style="none" fo:font-weight="bold" officeooo:rsid="026c34f2" style:font-weight-asian="bold" style:font-weight-complex="bold"/>
    </style:style>
    <style:style style:name="T56" style:family="text">
      <style:text-properties style:text-position="sub 58%" officeooo:rsid="00be6b20"/>
    </style:style>
    <style:style style:name="T57" style:family="text">
      <style:text-properties style:text-position="sub 58%" officeooo:rsid="002b3487" style:text-overline-style="none" style:text-overline-color="font-color"/>
    </style:style>
    <style:style style:name="T58" style:family="text">
      <style:text-properties style:text-position="sub 58%" officeooo:rsid="00edc9d5" style:text-overline-style="none" style:text-overline-color="font-color"/>
    </style:style>
    <style:style style:name="T59" style:family="text">
      <style:text-properties style:text-position="sub 58%" officeooo:rsid="01869325" style:text-overline-style="none" style:text-overline-color="font-color"/>
    </style:style>
    <style:style style:name="T60" style:family="text">
      <style:text-properties style:text-position="sub 58%" officeooo:rsid="001cf72a"/>
    </style:style>
    <style:style style:name="T61" style:family="text">
      <style:text-properties style:text-position="sub 58%" officeooo:rsid="00c1ad2d"/>
    </style:style>
    <style:style style:name="T62" style:family="text">
      <style:text-properties style:text-position="sub 58%" officeooo:rsid="00c647ea"/>
    </style:style>
    <style:style style:name="T63" style:family="text">
      <style:text-properties style:text-position="sub 58%" officeooo:rsid="00e69d42"/>
    </style:style>
    <style:style style:name="T64" style:family="text">
      <style:text-properties style:text-position="sub 58%" officeooo:rsid="00edc9d5"/>
    </style:style>
    <style:style style:name="T65" style:family="text">
      <style:text-properties style:text-position="sub 58%" officeooo:rsid="0119ed1c"/>
    </style:style>
    <style:style style:name="T66" style:family="text">
      <style:text-properties style:text-position="sub 58%" officeooo:rsid="0126e6b8"/>
    </style:style>
    <style:style style:name="T67" style:family="text">
      <style:text-properties style:text-position="sub 58%" officeooo:rsid="012a724d"/>
    </style:style>
    <style:style style:name="T68" style:family="text">
      <style:text-properties style:text-position="sub 58%" officeooo:rsid="00d78a23"/>
    </style:style>
    <style:style style:name="T69" style:family="text">
      <style:text-properties style:text-position="sub 58%" officeooo:rsid="00de0f11"/>
    </style:style>
    <style:style style:name="T70" style:family="text">
      <style:text-properties style:text-position="sub 58%" officeooo:rsid="00e11a22"/>
    </style:style>
    <style:style style:name="T71" style:family="text">
      <style:text-properties style:text-position="sub 58%" officeooo:rsid="014dd86f"/>
    </style:style>
    <style:style style:name="T72" style:family="text">
      <style:text-properties style:text-position="sub 58%" officeooo:rsid="01ce6f06"/>
    </style:style>
    <style:style style:name="T73" style:family="text">
      <style:text-properties style:text-position="sub 58%" officeooo:rsid="01d09b89"/>
    </style:style>
    <style:style style:name="T74" style:family="text">
      <style:text-properties style:text-position="sub 58%" officeooo:rsid="008a8735"/>
    </style:style>
    <style:style style:name="T75" style:family="text">
      <style:text-properties style:text-position="sub 58%" officeooo:rsid="0204fcf0"/>
    </style:style>
    <style:style style:name="T76" style:family="text">
      <style:text-properties style:text-position="sub 58%" officeooo:rsid="021171b2"/>
    </style:style>
    <style:style style:name="T77" style:family="text">
      <style:text-properties style:text-position="sub 58%" officeooo:rsid="00753843"/>
    </style:style>
    <style:style style:name="T78" style:family="text">
      <style:text-properties style:text-position="sub 58%" officeooo:rsid="0005b44f"/>
    </style:style>
    <style:style style:name="T79" style:family="text">
      <style:text-properties style:text-position="sub 58%" officeooo:rsid="0205a554"/>
    </style:style>
    <style:style style:name="T80" style:family="text">
      <style:text-properties style:text-position="sub 58%" officeooo:rsid="0212b1cb"/>
    </style:style>
    <style:style style:name="T81" style:family="text">
      <style:text-properties style:text-position="sub 58%" officeooo:rsid="020bc142"/>
    </style:style>
    <style:style style:name="T82" style:family="text">
      <style:text-properties style:text-position="sub 58%" fo:font-style="italic" officeooo:rsid="020bc142" style:font-style-asian="italic" style:font-style-complex="italic"/>
    </style:style>
    <style:style style:name="T83" style:family="text">
      <style:text-properties style:text-position="sub 58%" officeooo:rsid="008e095d"/>
    </style:style>
    <style:style style:name="T84" style:family="text">
      <style:text-properties style:text-position="sub 58%" officeooo:rsid="008e9560"/>
    </style:style>
    <style:style style:name="T85" style:family="text">
      <style:text-properties style:text-position="sub 58%" officeooo:rsid="0231823a"/>
    </style:style>
    <style:style style:name="T86" style:family="text">
      <style:text-properties style:text-position="sub 58%" officeooo:rsid="023c567a"/>
    </style:style>
    <style:style style:name="T87" style:family="text">
      <style:text-properties style:text-position="sub 58%" officeooo:rsid="023fa26d"/>
    </style:style>
    <style:style style:name="T88" style:family="text">
      <style:text-properties style:text-position="sub 58%" officeooo:rsid="02448895"/>
    </style:style>
    <style:style style:name="T89" style:family="text">
      <style:text-properties style:text-position="sub 58%" officeooo:rsid="02459b44"/>
    </style:style>
    <style:style style:name="T90" style:family="text">
      <style:text-properties style:text-position="sub 58%" officeooo:rsid="0246b389"/>
    </style:style>
    <style:style style:name="T91" style:family="text">
      <style:text-properties style:text-position="sub 58%" officeooo:rsid="025972a7"/>
    </style:style>
    <style:style style:name="T92" style:family="text">
      <style:text-properties style:text-position="sub 58%" fo:font-weight="normal" officeooo:rsid="012a724d" style:font-weight-asian="normal" style:font-weight-complex="normal"/>
    </style:style>
    <style:style style:name="T93" style:family="text">
      <style:text-properties style:text-position="sub 58%" officeooo:rsid="02608359"/>
    </style:style>
    <style:style style:name="T94" style:family="text">
      <style:text-properties style:text-position="0% 100%"/>
    </style:style>
    <style:style style:name="T95" style:family="text">
      <style:text-properties style:text-position="0% 100%" style:font-name="Liberation Serif1" style:text-underline-style="none"/>
    </style:style>
    <style:style style:name="T96" style:family="text">
      <style:text-properties style:text-position="0% 100%" style:font-name="Liberation Serif1" style:text-underline-style="none" officeooo:rsid="0008ce61"/>
    </style:style>
    <style:style style:name="T97" style:family="text">
      <style:text-properties style:text-position="0% 100%" style:font-name="Liberation Serif1" style:text-underline-style="none" officeooo:rsid="001cf72a"/>
    </style:style>
    <style:style style:name="T98" style:family="text">
      <style:text-properties style:text-position="0% 100%" style:font-name="Liberation Serif1" style:text-underline-style="none" officeooo:rsid="002b3487"/>
    </style:style>
    <style:style style:name="T99" style:family="text">
      <style:text-properties style:text-position="0% 100%" style:font-name="Liberation Serif1" style:text-underline-style="none" officeooo:rsid="0005b44f"/>
    </style:style>
    <style:style style:name="T100" style:family="text">
      <style:text-properties style:text-position="0% 100%" style:font-name="Liberation Serif1" style:text-underline-style="none" officeooo:rsid="000f77ec"/>
    </style:style>
    <style:style style:name="T101" style:family="text">
      <style:text-properties style:text-position="0% 100%" style:font-name="Liberation Serif1" style:text-underline-style="none" officeooo:rsid="0060a787"/>
    </style:style>
    <style:style style:name="T102" style:family="text">
      <style:text-properties style:text-position="0% 100%" style:font-name="Liberation Serif1" style:text-underline-style="none" officeooo:rsid="00753843"/>
    </style:style>
    <style:style style:name="T103" style:family="text">
      <style:text-properties style:text-position="0% 100%" style:font-name="Liberation Serif1" style:text-underline-style="none" officeooo:rsid="007a6ebe"/>
    </style:style>
    <style:style style:name="T104" style:family="text">
      <style:text-properties style:text-position="0% 100%" style:font-name="Liberation Serif1" style:text-underline-style="none" officeooo:rsid="008e9560"/>
    </style:style>
    <style:style style:name="T105" style:family="text">
      <style:text-properties style:text-position="0% 100%" style:font-name="Liberation Serif1" style:text-underline-style="none" style:text-overline-style="solid" style:text-overline-width="auto" style:text-overline-color="font-color"/>
    </style:style>
    <style:style style:name="T106" style:family="text">
      <style:text-properties style:text-position="0% 100%" style:font-name="Liberation Serif1" style:text-underline-style="none" officeooo:rsid="00aa7f15" style:text-overline-style="solid" style:text-overline-width="auto" style:text-overline-color="font-color"/>
    </style:style>
    <style:style style:name="T107" style:family="text">
      <style:text-properties style:text-position="0% 100%" style:font-name="Liberation Serif1" style:text-underline-style="none" officeooo:rsid="0008ce61" style:text-overline-style="solid" style:text-overline-width="auto" style:text-overline-color="font-color"/>
    </style:style>
    <style:style style:name="T108" style:family="text">
      <style:text-properties style:text-position="0% 100%" style:font-name="Liberation Serif1" style:text-underline-style="none" officeooo:rsid="002b3487" style:text-overline-style="solid" style:text-overline-width="auto" style:text-overline-color="font-color"/>
    </style:style>
    <style:style style:name="T109" style:family="text">
      <style:text-properties style:text-position="0% 100%" style:font-name="Liberation Serif1" style:text-underline-style="none" officeooo:rsid="001cf72a" style:text-overline-style="solid" style:text-overline-width="auto" style:text-overline-color="font-color"/>
    </style:style>
    <style:style style:name="T110" style:family="text">
      <style:text-properties style:text-position="0% 100%" style:font-name="Liberation Serif1" style:text-underline-style="none" officeooo:rsid="008e9560" style:text-overline-style="solid" style:text-overline-width="auto" style:text-overline-color="font-color"/>
    </style:style>
    <style:style style:name="T111" style:family="text">
      <style:text-properties style:text-position="0% 100%" style:font-name="Liberation Serif1" style:text-underline-style="none" officeooo:rsid="01dc152a" style:text-overline-style="solid" style:text-overline-width="auto" style:text-overline-color="font-color"/>
    </style:style>
    <style:style style:name="T112" style:family="text">
      <style:text-properties style:text-position="0% 100%" style:font-name="Liberation Serif1" style:text-underline-style="none" officeooo:rsid="00de0f11" style:text-overline-style="solid" style:text-overline-width="auto" style:text-overline-color="font-color"/>
    </style:style>
    <style:style style:name="T113" style:family="text">
      <style:text-properties style:text-position="0% 100%" style:font-name="Liberation Serif1" style:text-underline-style="none" officeooo:rsid="00b01816"/>
    </style:style>
    <style:style style:name="T114" style:family="text">
      <style:text-properties style:text-position="0% 100%" style:font-name="Liberation Serif1" style:text-underline-style="none" officeooo:rsid="00be6b20"/>
    </style:style>
    <style:style style:name="T115" style:family="text">
      <style:text-properties style:text-position="0% 100%" style:font-name="Liberation Serif1" style:text-underline-style="none" officeooo:rsid="0104aeb3"/>
    </style:style>
    <style:style style:name="T116" style:family="text">
      <style:text-properties style:text-position="0% 100%" style:font-name="Liberation Serif1" style:text-underline-style="none" officeooo:rsid="00f30964"/>
    </style:style>
    <style:style style:name="T117" style:family="text">
      <style:text-properties style:text-position="0% 100%" style:font-name="Liberation Serif1" style:text-underline-style="none" officeooo:rsid="0122ea0d"/>
    </style:style>
    <style:style style:name="T118" style:family="text">
      <style:text-properties style:text-position="0% 100%" style:font-name="Liberation Serif1" style:text-underline-style="none" officeooo:rsid="0125c8c7"/>
    </style:style>
    <style:style style:name="T119" style:family="text">
      <style:text-properties style:text-position="0% 100%" style:font-name="Liberation Serif1" style:text-underline-style="none" officeooo:rsid="0128d5b4"/>
    </style:style>
    <style:style style:name="T120" style:family="text">
      <style:text-properties style:text-position="0% 100%" style:font-name="Liberation Serif1" style:text-underline-style="none" officeooo:rsid="01298f38"/>
    </style:style>
    <style:style style:name="T121" style:family="text">
      <style:text-properties style:text-position="0% 100%" style:font-name="Liberation Serif1" style:text-underline-style="none" officeooo:rsid="0092cad3"/>
    </style:style>
    <style:style style:name="T122" style:family="text">
      <style:text-properties style:text-position="0% 100%" style:font-name="Liberation Serif1" style:text-underline-style="none" officeooo:rsid="012a724d"/>
    </style:style>
    <style:style style:name="T123" style:family="text">
      <style:text-properties style:text-position="0% 100%" style:font-name="Liberation Serif1" style:text-underline-style="none" officeooo:rsid="01750291"/>
    </style:style>
    <style:style style:name="T124" style:family="text">
      <style:text-properties style:text-position="0% 100%" style:font-name="Liberation Serif1" style:text-underline-style="none" officeooo:rsid="018c4217"/>
    </style:style>
    <style:style style:name="T125" style:family="text">
      <style:text-properties style:text-position="0% 100%" style:font-name="Liberation Serif1" style:text-underline-style="none" officeooo:rsid="018d4b1d"/>
    </style:style>
    <style:style style:name="T126" style:family="text">
      <style:text-properties style:text-position="0% 100%" style:font-name="Liberation Serif1" style:text-underline-style="none" officeooo:rsid="01dc152a"/>
    </style:style>
    <style:style style:name="T127" style:family="text">
      <style:text-properties style:text-position="0% 100%" style:font-name="Liberation Serif1" style:text-underline-style="none" officeooo:rsid="0005b44f" style:font-size-asian="14pt" style:font-size-complex="14pt"/>
    </style:style>
    <style:style style:name="T128" style:family="text">
      <style:text-properties style:text-position="0% 100%" style:font-name="Liberation Serif1" style:text-underline-style="none" officeooo:rsid="001cf72a" style:font-size-asian="14pt" style:font-size-complex="14pt" style:text-overline-style="solid" style:text-overline-width="auto" style:text-overline-color="font-color"/>
    </style:style>
    <style:style style:name="T129" style:family="text">
      <style:text-properties style:text-position="0% 100%" style:font-name="Liberation Serif1" style:text-underline-style="none" officeooo:rsid="001cf72a" style:font-size-asian="14pt" style:font-size-complex="14pt"/>
    </style:style>
    <style:style style:name="T130" style:family="text">
      <style:text-properties style:text-position="0% 100%" style:font-name="Liberation Serif1" style:text-underline-style="none" officeooo:rsid="0008ce61" style:font-size-asian="14pt" style:font-size-complex="14pt"/>
    </style:style>
    <style:style style:name="T131" style:family="text">
      <style:text-properties style:text-position="0% 100%" style:font-name="Liberation Serif1" style:text-underline-style="none" officeooo:rsid="0205a554"/>
    </style:style>
    <style:style style:name="T132" style:family="text">
      <style:text-properties style:text-position="0% 100%" style:font-name="Liberation Serif1" style:text-underline-style="none" officeooo:rsid="0212b1cb"/>
    </style:style>
    <style:style style:name="T133" style:family="text">
      <style:text-properties style:text-position="0% 100%" style:font-name="Liberation Serif1" style:text-underline-style="none" officeooo:rsid="02223692"/>
    </style:style>
    <style:style style:name="T134" style:family="text">
      <style:text-properties style:text-position="0% 100%" style:font-name="Liberation Serif1" style:text-underline-style="none" officeooo:rsid="00de0f11"/>
    </style:style>
    <style:style style:name="T135" style:family="text">
      <style:text-properties style:text-position="0% 100%" style:font-name="Liberation Serif1" style:text-underline-style="none" officeooo:rsid="02218352"/>
    </style:style>
    <style:style style:name="T136" style:family="text">
      <style:text-properties style:text-position="0% 100%" style:font-name="Liberation Serif1" style:text-underline-style="none" officeooo:rsid="022698e5"/>
    </style:style>
    <style:style style:name="T137" style:family="text">
      <style:text-properties style:text-position="0% 100%" style:font-name="Liberation Serif1" style:text-underline-style="none" officeooo:rsid="022f78f9"/>
    </style:style>
    <style:style style:name="T138" style:family="text">
      <style:text-properties style:text-position="0% 100%" style:font-name="Liberation Serif1" style:text-underline-style="none" officeooo:rsid="023fa26d"/>
    </style:style>
    <style:style style:name="T139" style:family="text">
      <style:text-properties style:text-position="0% 100%" style:font-name="Liberation Serif1" style:text-underline-style="none" officeooo:rsid="0274a8c1"/>
    </style:style>
    <style:style style:name="T140" style:family="text">
      <style:text-properties style:text-position="0% 100%" style:font-name="Liberation Serif1" style:text-underline-style="none" officeooo:rsid="02c773fb"/>
    </style:style>
    <style:style style:name="T141" style:family="text">
      <style:text-properties style:text-position="0% 100%" style:font-name="Liberation Serif1" style:text-underline-style="none" officeooo:rsid="02cb39d4"/>
    </style:style>
    <style:style style:name="T142" style:family="text">
      <style:text-properties style:text-position="0% 100%" style:font-name="Liberation Serif1" fo:font-size="14pt" style:text-underline-style="none" fo:font-weight="normal" officeooo:rsid="00b2ce21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3" style:family="text">
      <style:text-properties style:text-position="0% 100%" style:font-name="Liberation Serif1" fo:font-size="14pt" style:text-underline-style="none" officeooo:rsid="012a724d" style:font-size-asian="14pt" style:font-size-complex="14pt"/>
    </style:style>
    <style:style style:name="T144" style:family="text">
      <style:text-properties style:text-position="0% 100%" style:text-underline-style="none"/>
    </style:style>
    <style:style style:name="T145" style:family="text">
      <style:text-properties style:text-position="0% 100%" style:text-underline-style="none" officeooo:rsid="0008ce61"/>
    </style:style>
    <style:style style:name="T146" style:family="text">
      <style:text-properties style:text-position="0% 100%" style:text-underline-style="none" officeooo:rsid="008378b5"/>
    </style:style>
    <style:style style:name="T147" style:family="text">
      <style:text-properties style:text-position="0% 100%" style:text-underline-style="none" officeooo:rsid="01fc694f"/>
    </style:style>
    <style:style style:name="T148" style:family="text">
      <style:text-properties style:text-position="0% 100%" style:text-underline-style="none" officeooo:rsid="026c34f2"/>
    </style:style>
    <style:style style:name="T149" style:family="text">
      <style:text-properties style:text-position="0% 100%" style:text-underline-style="none" officeooo:rsid="0081a97f"/>
    </style:style>
    <style:style style:name="T150" style:family="text">
      <style:text-properties style:text-position="0% 100%" style:text-underline-style="none" fo:font-weight="normal" officeooo:rsid="020327fc" style:font-weight-asian="normal" style:font-weight-complex="normal"/>
    </style:style>
    <style:style style:name="T151" style:family="text">
      <style:text-properties style:text-position="0% 100%" style:text-underline-style="none" fo:font-weight="normal" officeooo:rsid="0208801b" style:font-weight-asian="normal" style:font-weight-complex="normal"/>
    </style:style>
    <style:style style:name="T152" style:family="text">
      <style:text-properties style:text-position="0% 100%" style:text-underline-style="none" fo:font-weight="normal" officeooo:rsid="0208d0b4" style:font-weight-asian="normal" style:font-weight-complex="normal"/>
    </style:style>
    <style:style style:name="T153" style:family="text">
      <style:text-properties style:text-position="0% 100%" style:text-underline-style="none" fo:font-weight="normal" officeooo:rsid="026d4750" style:font-weight-asian="normal" style:font-weight-complex="normal"/>
    </style:style>
    <style:style style:name="T154" style:family="text">
      <style:text-properties style:text-position="0% 100%" style:text-underline-style="none" fo:font-weight="normal" officeooo:rsid="0081a97f" style:font-weight-asian="normal" style:font-weight-complex="normal"/>
    </style:style>
    <style:style style:name="T155" style:family="text">
      <style:text-properties style:text-position="0% 100%" style:text-underline-style="none" fo:font-weight="normal" officeooo:rsid="026e4f8a" style:font-weight-asian="normal" style:font-weight-complex="normal"/>
    </style:style>
    <style:style style:name="T156" style:family="text">
      <style:text-properties style:text-position="0% 100%" style:text-underline-style="none" fo:font-weight="normal" officeooo:rsid="026fe808" style:font-weight-asian="normal" style:font-weight-complex="normal"/>
    </style:style>
    <style:style style:name="T157" style:family="text">
      <style:text-properties style:text-position="0% 100%" style:text-underline-style="none" fo:font-weight="normal" officeooo:rsid="02ad2dc3" style:font-weight-asian="normal" style:font-weight-complex="normal"/>
    </style:style>
    <style:style style:name="T158" style:family="text">
      <style:text-properties style:text-position="0% 100%" style:text-underline-style="none" fo:font-weight="normal" officeooo:rsid="02af338c" style:font-weight-asian="normal" style:font-weight-complex="normal"/>
    </style:style>
    <style:style style:name="T159" style:family="text">
      <style:text-properties style:text-position="0% 100%" style:text-underline-style="none" fo:font-weight="normal" officeooo:rsid="02b070da" style:font-weight-asian="normal" style:font-weight-complex="normal"/>
    </style:style>
    <style:style style:name="T160" style:family="text">
      <style:text-properties style:text-position="0% 100%" style:text-underline-style="none" fo:font-weight="normal" officeooo:rsid="02b121f6" style:font-weight-asian="normal" style:font-weight-complex="normal"/>
    </style:style>
    <style:style style:name="T161" style:family="text">
      <style:text-properties style:text-position="0% 100%" style:text-underline-style="none" fo:font-weight="normal" officeooo:rsid="02b2b74f" style:font-weight-asian="normal" style:font-weight-complex="normal"/>
    </style:style>
    <style:style style:name="T162" style:family="text">
      <style:text-properties style:text-position="0% 100%" style:text-underline-style="none" officeooo:rsid="0155a231"/>
    </style:style>
    <style:style style:name="T163" style:family="text">
      <style:text-properties style:text-position="0% 100%" style:text-underline-style="none" fo:font-weight="bold" officeooo:rsid="0081a97f" style:font-weight-asian="bold" style:font-weight-complex="bold"/>
    </style:style>
    <style:style style:name="T164" style:family="text">
      <style:text-properties style:text-position="0% 100%" style:text-underline-style="none" officeooo:rsid="015cf314"/>
    </style:style>
    <style:style style:name="T165" style:family="text">
      <style:text-properties style:text-position="0% 100%" officeooo:rsid="00765a30"/>
    </style:style>
    <style:style style:name="T166" style:family="text">
      <style:text-properties style:text-position="0% 100%" officeooo:rsid="02052cf1"/>
    </style:style>
    <style:style style:name="T167" style:family="text">
      <style:text-properties style:text-position="0% 100%" officeooo:rsid="0212b1cb"/>
    </style:style>
    <style:style style:name="T168" style:family="text">
      <style:text-properties style:text-position="0% 100%" officeooo:rsid="00753843"/>
    </style:style>
    <style:style style:name="T169" style:family="text">
      <style:text-properties style:text-position="0% 100%" officeooo:rsid="0005b44f"/>
    </style:style>
    <style:style style:name="T170" style:family="text">
      <style:text-properties style:text-position="0% 100%" officeooo:rsid="0205a554"/>
    </style:style>
    <style:style style:name="T171" style:family="text">
      <style:text-properties style:text-position="0% 100%" officeooo:rsid="0213e3d1"/>
    </style:style>
    <style:style style:name="T172" style:family="text">
      <style:text-properties style:text-position="0% 100%" officeooo:rsid="0215ebec"/>
    </style:style>
    <style:style style:name="T173" style:family="text">
      <style:text-properties style:text-position="0% 100%" officeooo:rsid="020bc142"/>
    </style:style>
    <style:style style:name="T174" style:family="text">
      <style:text-properties style:text-position="0% 100%" fo:font-style="italic" style:font-style-asian="italic" style:font-style-complex="italic"/>
    </style:style>
    <style:style style:name="T175" style:family="text">
      <style:text-properties style:text-position="0% 100%" fo:font-style="italic" officeooo:rsid="012a724d" style:font-style-asian="italic" style:font-style-complex="italic"/>
    </style:style>
    <style:style style:name="T176" style:family="text">
      <style:text-properties style:text-position="0% 100%" fo:font-style="italic" officeooo:rsid="020bc142" style:font-style-asian="italic" style:font-style-complex="italic"/>
    </style:style>
    <style:style style:name="T177" style:family="text">
      <style:text-properties style:text-position="0% 100%" fo:font-style="italic" officeooo:rsid="015cf314" style:font-style-asian="italic" style:font-style-complex="italic"/>
    </style:style>
    <style:style style:name="T178" style:family="text">
      <style:text-properties style:text-position="0% 100%" fo:font-style="italic" style:text-underline-style="none" officeooo:rsid="012a724d" style:font-style-asian="italic" style:font-style-complex="italic"/>
    </style:style>
    <style:style style:name="T179" style:family="text">
      <style:text-properties style:text-position="0% 100%" officeooo:rsid="008e095d"/>
    </style:style>
    <style:style style:name="T180" style:family="text">
      <style:text-properties style:text-position="0% 100%" officeooo:rsid="00171782"/>
    </style:style>
    <style:style style:name="T181" style:family="text">
      <style:text-properties style:text-position="0% 100%" officeooo:rsid="021893ec"/>
    </style:style>
    <style:style style:name="T182" style:family="text">
      <style:text-properties style:text-position="0% 100%" officeooo:rsid="008e9560"/>
    </style:style>
    <style:style style:name="T183" style:family="text">
      <style:text-properties style:text-position="0% 100%" officeooo:rsid="021ad930"/>
    </style:style>
    <style:style style:name="T184" style:family="text">
      <style:text-properties style:text-position="0% 100%" officeooo:rsid="0274a8c1"/>
    </style:style>
    <style:style style:name="T185" style:family="text">
      <style:text-properties style:text-position="0% 100%" officeooo:rsid="0154ee54"/>
    </style:style>
    <style:style style:name="T186" style:family="text">
      <style:text-properties style:text-position="0% 100%" fo:font-weight="bold" officeooo:rsid="013a3b37" style:font-weight-asian="bold" style:font-weight-complex="bold"/>
    </style:style>
    <style:style style:name="T187" style:family="text">
      <style:text-properties style:text-position="0% 100%" officeooo:rsid="02be3eb2"/>
    </style:style>
    <style:style style:name="T188" style:family="text">
      <style:text-properties style:text-position="0% 100%" officeooo:rsid="02bf886d"/>
    </style:style>
    <style:style style:name="T189" style:family="text">
      <style:text-properties style:text-position="0% 100%" officeooo:rsid="02db0f0f"/>
    </style:style>
    <style:style style:name="T190" style:family="text">
      <style:text-properties officeooo:rsid="0008ce61"/>
    </style:style>
    <style:style style:name="T191" style:family="text">
      <style:text-properties officeooo:rsid="002b3487"/>
    </style:style>
    <style:style style:name="T192" style:family="text">
      <style:text-properties officeooo:rsid="0038a928"/>
    </style:style>
    <style:style style:name="T193" style:family="text">
      <style:text-properties officeooo:rsid="00b2ce21" fo:background-color="transparent" loext:char-shading-value="0" style:text-overline-style="solid" style:text-overline-width="auto" style:text-overline-color="font-color" loext:shadow="none"/>
    </style:style>
    <style:style style:name="T194" style:family="text">
      <style:text-properties officeooo:rsid="00be6b20" fo:background-color="transparent" loext:char-shading-value="0" style:text-overline-style="none" style:text-overline-color="font-color" loext:shadow="none"/>
    </style:style>
    <style:style style:name="T195" style:family="text">
      <style:text-properties officeooo:rsid="007e85b9"/>
    </style:style>
    <style:style style:name="T196" style:family="text">
      <style:text-properties officeooo:rsid="0081a97f"/>
    </style:style>
    <style:style style:name="T197" style:family="text">
      <style:text-properties officeooo:rsid="0005b44f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officeooo:rsid="0081a97f"/>
    </style:style>
    <style:style style:name="T200" style:family="text">
      <style:text-properties style:text-underline-style="none" officeooo:rsid="0005b44f"/>
    </style:style>
    <style:style style:name="T201" style:family="text">
      <style:text-properties style:text-underline-style="none" officeooo:rsid="0008ce61"/>
    </style:style>
    <style:style style:name="T202" style:family="text">
      <style:text-properties style:text-underline-style="none" officeooo:rsid="000f77ec"/>
    </style:style>
    <style:style style:name="T203" style:family="text">
      <style:text-properties style:text-underline-style="none" officeooo:rsid="008378b5"/>
    </style:style>
    <style:style style:name="T204" style:family="text">
      <style:text-properties style:text-underline-style="none" officeooo:rsid="01fc694f"/>
    </style:style>
    <style:style style:name="T205" style:family="text">
      <style:text-properties style:text-underline-style="none" officeooo:rsid="026ab9ef"/>
    </style:style>
    <style:style style:name="T206" style:family="text">
      <style:text-properties style:text-underline-style="none" fo:font-weight="normal" officeooo:rsid="0081a97f" style:font-weight-asian="normal" style:font-weight-complex="normal"/>
    </style:style>
    <style:style style:name="T207" style:family="text">
      <style:text-properties officeooo:rsid="008378b5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weight="normal" officeooo:rsid="0008ce61" style:font-weight-asian="normal" style:font-weight-complex="normal"/>
    </style:style>
    <style:style style:name="T210" style:family="text">
      <style:text-properties fo:font-weight="normal" officeooo:rsid="0126e6b8" style:font-weight-asian="normal" style:font-weight-complex="normal"/>
    </style:style>
    <style:style style:name="T211" style:family="text">
      <style:text-properties fo:font-weight="normal" officeooo:rsid="01bc9983" style:font-weight-asian="normal" style:font-weight-complex="normal"/>
    </style:style>
    <style:style style:name="T212" style:family="text">
      <style:text-properties fo:font-weight="normal" officeooo:rsid="018464b9" style:font-weight-asian="normal" style:font-weight-complex="normal" style:text-overline-style="none" style:text-overline-color="font-color"/>
    </style:style>
    <style:style style:name="T213" style:family="text">
      <style:text-properties fo:font-weight="normal" officeooo:rsid="0008ce61" style:font-weight-asian="normal" style:font-weight-complex="normal" style:text-overline-style="solid" style:text-overline-width="auto" style:text-overline-color="font-color"/>
    </style:style>
    <style:style style:name="T214" style:family="text">
      <style:text-properties fo:font-weight="normal" officeooo:rsid="01fcfb06" style:font-weight-asian="normal" style:font-weight-complex="normal"/>
    </style:style>
    <style:style style:name="T215" style:family="text">
      <style:text-properties fo:font-weight="normal" officeooo:rsid="01fdfc85" style:font-weight-asian="normal" style:font-weight-complex="normal"/>
    </style:style>
    <style:style style:name="T216" style:family="text">
      <style:text-properties fo:font-weight="normal" officeooo:rsid="02008387" style:font-weight-asian="normal" style:font-weight-complex="normal"/>
    </style:style>
    <style:style style:name="T217" style:family="text">
      <style:text-properties fo:font-weight="normal" officeooo:rsid="01fc694f" style:font-weight-asian="normal" style:font-weight-complex="normal"/>
    </style:style>
    <style:style style:name="T218" style:family="text">
      <style:text-properties fo:font-weight="normal" officeooo:rsid="0201c59e" style:font-weight-asian="normal" style:font-weight-complex="normal"/>
    </style:style>
    <style:style style:name="T219" style:family="text">
      <style:text-properties fo:font-weight="normal" officeooo:rsid="0205a554" style:font-weight-asian="normal" style:font-weight-complex="normal"/>
    </style:style>
    <style:style style:name="T220" style:family="text">
      <style:text-properties fo:font-weight="normal" officeooo:rsid="020c9bcc" style:font-weight-asian="normal" style:font-weight-complex="normal"/>
    </style:style>
    <style:style style:name="T221" style:family="text">
      <style:text-properties fo:font-weight="normal" officeooo:rsid="020e535d" style:font-weight-asian="normal" style:font-weight-complex="normal"/>
    </style:style>
    <style:style style:name="T222" style:family="text">
      <style:text-properties fo:font-weight="normal" officeooo:rsid="02430e5a" style:font-weight-asian="normal" style:font-weight-complex="normal"/>
    </style:style>
    <style:style style:name="T223" style:family="text">
      <style:text-properties fo:font-weight="normal" officeooo:rsid="024d4e14" style:font-weight-asian="normal" style:font-weight-complex="normal"/>
    </style:style>
    <style:style style:name="T224" style:family="text">
      <style:text-properties fo:font-weight="normal" officeooo:rsid="012a724d" style:font-weight-asian="normal" style:font-weight-complex="normal"/>
    </style:style>
    <style:style style:name="T225" style:family="text">
      <style:text-properties fo:font-weight="normal" officeooo:rsid="025996eb" style:font-weight-asian="normal" style:font-weight-complex="normal"/>
    </style:style>
    <style:style style:name="T226" style:family="text">
      <style:text-properties fo:font-weight="normal" officeooo:rsid="025e9781" style:font-weight-asian="normal" style:font-weight-complex="normal"/>
    </style:style>
    <style:style style:name="T227" style:family="text">
      <style:text-properties fo:font-weight="normal" officeooo:rsid="02b6a7c4" style:font-weight-asian="normal" style:font-weight-complex="normal"/>
    </style:style>
    <style:style style:name="T228" style:family="text">
      <style:text-properties fo:font-weight="normal" officeooo:rsid="02b9fd3a" style:font-weight-asian="normal" style:font-weight-complex="normal"/>
    </style:style>
    <style:style style:name="T229" style:family="text">
      <style:text-properties fo:font-weight="normal" officeooo:rsid="014c4da1" style:font-weight-asian="normal" style:font-weight-complex="normal"/>
    </style:style>
    <style:style style:name="T230" style:family="text">
      <style:text-properties fo:font-weight="normal" officeooo:rsid="02d4d649" style:font-weight-asian="normal" style:font-weight-complex="normal"/>
    </style:style>
    <style:style style:name="T231" style:family="text">
      <style:text-properties fo:font-weight="normal" officeooo:rsid="02d50da8" style:font-weight-asian="normal" style:font-weight-complex="normal"/>
    </style:style>
    <style:style style:name="T232" style:family="text">
      <style:text-properties fo:font-weight="normal" officeooo:rsid="02d644e3" style:font-weight-asian="normal" style:font-weight-complex="normal"/>
    </style:style>
    <style:style style:name="T233" style:family="text">
      <style:text-properties fo:font-weight="normal" officeooo:rsid="02d876d3" style:font-weight-asian="normal" style:font-weight-complex="normal"/>
    </style:style>
    <style:style style:name="T234" style:family="text">
      <style:text-properties fo:font-weight="normal" officeooo:rsid="02d9805b" style:font-weight-asian="normal" style:font-weight-complex="normal"/>
    </style:style>
    <style:style style:name="T235" style:family="text">
      <style:text-properties fo:font-weight="normal" officeooo:rsid="0034fffe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36" style:family="text">
      <style:text-properties fo:font-weight="normal" officeooo:rsid="00b2ce21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37" style:family="text">
      <style:text-properties fo:font-style="italic" officeooo:rsid="00f6272e" style:font-style-asian="italic" style:font-style-complex="italic"/>
    </style:style>
    <style:style style:name="T238" style:family="text">
      <style:text-properties fo:font-style="italic" officeooo:rsid="014f0d12" style:font-style-asian="italic" style:font-style-complex="italic"/>
    </style:style>
    <style:style style:name="T239" style:family="text">
      <style:text-properties fo:font-style="italic" fo:font-weight="bold" officeooo:rsid="014f0d12" style:font-style-asian="italic" style:font-weight-asian="bold" style:font-style-complex="italic" style:font-weight-complex="bold"/>
    </style:style>
    <style:style style:name="T240" style:family="text">
      <style:text-properties officeooo:rsid="008a8735"/>
    </style:style>
    <style:style style:name="T241" style:family="text">
      <style:text-properties officeooo:rsid="001cf72a" style:text-overline-style="solid" style:text-overline-width="auto" style:text-overline-color="font-color"/>
    </style:style>
    <style:style style:name="T242" style:family="text">
      <style:text-properties officeooo:rsid="00aa7f15" style:text-overline-style="solid" style:text-overline-width="auto" style:text-overline-color="font-color"/>
    </style:style>
    <style:style style:name="T243" style:family="text">
      <style:text-properties officeooo:rsid="0008ce61" style:text-overline-style="solid" style:text-overline-width="auto" style:text-overline-color="font-color"/>
    </style:style>
    <style:style style:name="T244" style:family="text">
      <style:text-properties officeooo:rsid="00c1ad2d" style:text-overline-style="solid" style:text-overline-width="auto" style:text-overline-color="font-color"/>
    </style:style>
    <style:style style:name="T245" style:family="text">
      <style:text-properties officeooo:rsid="00edc9d5" style:text-overline-style="solid" style:text-overline-width="auto" style:text-overline-color="font-color"/>
    </style:style>
    <style:style style:name="T246" style:family="text">
      <style:text-properties officeooo:rsid="0112c89b" style:text-overline-style="solid" style:text-overline-width="auto" style:text-overline-color="font-color"/>
    </style:style>
    <style:style style:name="T247" style:family="text">
      <style:text-properties officeooo:rsid="00de0f11" style:text-overline-style="solid" style:text-overline-width="auto" style:text-overline-color="font-color"/>
    </style:style>
    <style:style style:name="T248" style:family="text">
      <style:text-properties officeooo:rsid="0038a928" style:text-overline-style="solid" style:text-overline-width="auto" style:text-overline-color="font-color"/>
    </style:style>
    <style:style style:name="T249" style:family="text">
      <style:text-properties officeooo:rsid="01fb49ea" style:text-overline-style="solid" style:text-overline-width="auto" style:text-overline-color="font-color"/>
    </style:style>
    <style:style style:name="T250" style:family="text">
      <style:text-properties officeooo:rsid="00d78a23" style:text-overline-style="solid" style:text-overline-width="auto" style:text-overline-color="font-color"/>
    </style:style>
    <style:style style:name="T251" style:family="text">
      <style:text-properties officeooo:rsid="00edc9d5" style:text-overline-style="none" style:text-overline-color="font-color"/>
    </style:style>
    <style:style style:name="T252" style:family="text">
      <style:text-properties officeooo:rsid="002b3487" style:text-overline-style="none" style:text-overline-color="font-color"/>
    </style:style>
    <style:style style:name="T253" style:family="text">
      <style:text-properties officeooo:rsid="018464b9" style:text-overline-style="none" style:text-overline-color="font-color"/>
    </style:style>
    <style:style style:name="T254" style:family="text">
      <style:text-properties officeooo:rsid="012a724d" style:text-overline-style="none" style:text-overline-color="font-color"/>
    </style:style>
    <style:style style:name="T255" style:family="text">
      <style:text-properties officeooo:rsid="0008ce61" style:text-overline-style="none" style:text-overline-color="font-color"/>
    </style:style>
    <style:style style:name="T256" style:family="text">
      <style:text-properties officeooo:rsid="025996eb" style:text-overline-style="none" style:text-overline-color="font-color"/>
    </style:style>
    <style:style style:name="T257" style:family="text">
      <style:text-properties officeooo:rsid="01bc9983" style:text-overline-style="none" style:text-overline-color="font-color"/>
    </style:style>
    <style:style style:name="T258" style:family="text">
      <style:text-properties officeooo:rsid="00be6b20"/>
    </style:style>
    <style:style style:name="T259" style:family="text">
      <style:text-properties officeooo:rsid="00c0d136"/>
    </style:style>
    <style:style style:name="T260" style:family="text">
      <style:text-properties officeooo:rsid="001cf72a"/>
    </style:style>
    <style:style style:name="T261" style:family="text">
      <style:text-properties officeooo:rsid="00c1ad2d"/>
    </style:style>
    <style:style style:name="T262" style:family="text">
      <style:text-properties officeooo:rsid="00c46277"/>
    </style:style>
    <style:style style:name="T263" style:family="text">
      <style:text-properties officeooo:rsid="00edc9d5"/>
    </style:style>
    <style:style style:name="T264" style:family="text">
      <style:text-properties officeooo:rsid="00f3ca4c"/>
    </style:style>
    <style:style style:name="T265" style:family="text">
      <style:text-properties officeooo:rsid="00f6272e"/>
    </style:style>
    <style:style style:name="T266" style:family="text">
      <style:text-properties officeooo:rsid="0125c8c7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0008ce61" style:font-weight-asian="bold" style:font-weight-complex="bold"/>
    </style:style>
    <style:style style:name="T269" style:family="text">
      <style:text-properties fo:font-weight="bold" officeooo:rsid="01fc694f" style:font-weight-asian="bold" style:font-weight-complex="bold"/>
    </style:style>
    <style:style style:name="T270" style:family="text">
      <style:text-properties fo:font-weight="bold" officeooo:rsid="01fcfb06" style:font-weight-asian="bold" style:font-weight-complex="bold"/>
    </style:style>
    <style:style style:name="T271" style:family="text">
      <style:text-properties fo:font-weight="bold" officeooo:rsid="02008387" style:font-weight-asian="bold" style:font-weight-complex="bold"/>
    </style:style>
    <style:style style:name="T272" style:family="text">
      <style:text-properties fo:font-weight="bold" officeooo:rsid="0252c6f1" style:font-weight-asian="bold" style:font-weight-complex="bold"/>
    </style:style>
    <style:style style:name="T273" style:family="text">
      <style:text-properties officeooo:rsid="012747fe"/>
    </style:style>
    <style:style style:name="T274" style:family="text">
      <style:text-properties officeooo:rsid="012a724d"/>
    </style:style>
    <style:style style:name="T275" style:family="text">
      <style:text-properties officeooo:rsid="00d78a23"/>
    </style:style>
    <style:style style:name="T276" style:family="text">
      <style:text-properties officeooo:rsid="00de0f11"/>
    </style:style>
    <style:style style:name="T277" style:family="text">
      <style:text-properties fo:font-style="normal" officeooo:rsid="014f0d12" style:font-style-asian="normal" style:font-style-complex="normal"/>
    </style:style>
    <style:style style:name="T278" style:family="text">
      <style:text-properties fo:font-style="normal" officeooo:rsid="014ff926" style:font-style-asian="normal" style:font-style-complex="normal"/>
    </style:style>
    <style:style style:name="T279" style:family="text">
      <style:text-properties fo:font-style="normal" officeooo:rsid="0154ee54" style:font-style-asian="normal" style:font-style-complex="normal"/>
    </style:style>
    <style:style style:name="T280" style:family="text">
      <style:text-properties fo:font-style="normal" officeooo:rsid="015a5d04" style:font-style-asian="normal" style:font-style-complex="normal"/>
    </style:style>
    <style:style style:name="T281" style:family="text">
      <style:text-properties fo:font-style="normal" officeooo:rsid="0234d5a6" style:font-style-asian="normal" style:font-style-complex="normal"/>
    </style:style>
    <style:style style:name="T282" style:family="text">
      <style:text-properties fo:font-style="normal" officeooo:rsid="028a09e8" style:font-style-asian="normal" style:font-style-complex="normal"/>
    </style:style>
    <style:style style:name="T283" style:family="text">
      <style:text-properties fo:font-style="normal" officeooo:rsid="02c94b84" style:font-style-asian="normal" style:font-style-complex="normal"/>
    </style:style>
    <style:style style:name="T284" style:family="text">
      <style:text-properties officeooo:rsid="01b81e91"/>
    </style:style>
    <style:style style:name="T285" style:family="text">
      <style:text-properties officeooo:rsid="01fc694f"/>
    </style:style>
    <style:style style:name="T286" style:family="text">
      <style:text-properties style:text-line-through-style="solid" style:text-line-through-type="single" fo:font-weight="normal" officeooo:rsid="01fc694f" style:font-weight-asian="normal" style:font-weight-complex="normal"/>
    </style:style>
    <style:style style:name="T287" style:family="text">
      <style:text-properties officeooo:rsid="020327fc"/>
    </style:style>
    <style:style style:name="T288" style:family="text">
      <style:text-properties officeooo:rsid="0205a554"/>
    </style:style>
    <style:style style:name="T289" style:family="text">
      <style:text-properties officeooo:rsid="021ad930"/>
    </style:style>
    <style:style style:name="T290" style:family="text">
      <style:text-properties officeooo:rsid="02218352"/>
    </style:style>
    <style:style style:name="T291" style:family="text">
      <style:text-properties officeooo:rsid="022698e5"/>
    </style:style>
    <style:style style:name="T292" style:family="text">
      <style:text-properties officeooo:rsid="023fa26d"/>
    </style:style>
    <style:style style:name="T293" style:family="text">
      <style:text-properties officeooo:rsid="0249ff68"/>
    </style:style>
    <style:style style:name="T294" style:family="text">
      <style:text-properties officeooo:rsid="024b5ca6"/>
    </style:style>
    <style:style style:name="T295" style:family="text">
      <style:text-properties fo:color="#ff3333" style:text-position="0% 100%" fo:font-style="italic" style:font-style-asian="italic" style:font-style-complex="italic"/>
    </style:style>
    <style:style style:name="T296" style:family="text">
      <style:text-properties fo:color="#ff3333" style:text-position="0% 100%" fo:font-style="italic" officeooo:rsid="0250eb8d" style:font-style-asian="italic" style:font-style-complex="italic"/>
    </style:style>
    <style:style style:name="T297" style:family="text">
      <style:text-properties fo:color="#ff3333" style:text-position="0% 100%" fo:font-style="italic" officeooo:rsid="02529078" style:font-style-asian="italic" style:font-style-complex="italic"/>
    </style:style>
    <style:style style:name="T298" style:family="text">
      <style:text-properties fo:color="#ff3333" style:text-position="0% 100%" fo:font-style="italic" officeooo:rsid="0278edb5" style:font-style-asian="italic" style:font-style-complex="italic"/>
    </style:style>
    <style:style style:name="T299" style:family="text">
      <style:text-properties fo:color="#ff3333" style:text-position="0% 100%" fo:font-style="italic" officeooo:rsid="027bc374" style:font-style-asian="italic" style:font-style-complex="italic"/>
    </style:style>
    <style:style style:name="T300" style:family="text">
      <style:text-properties fo:color="#ff3333" style:text-position="0% 100%" fo:font-style="italic" officeooo:rsid="027bc876" style:font-style-asian="italic" style:font-style-complex="italic"/>
    </style:style>
    <style:style style:name="T301" style:family="text">
      <style:text-properties fo:color="#ff3333" style:text-position="0% 100%" fo:font-style="italic" officeooo:rsid="027daf0b" style:font-style-asian="italic" style:font-style-complex="italic"/>
    </style:style>
    <style:style style:name="T302" style:family="text">
      <style:text-properties fo:color="#ff3333" style:text-position="0% 100%" fo:font-style="italic" officeooo:rsid="028027e9" style:font-style-asian="italic" style:font-style-complex="italic"/>
    </style:style>
    <style:style style:name="T303" style:family="text">
      <style:text-properties fo:color="#ff3333" style:text-position="0% 100%" fo:font-style="italic" officeooo:rsid="0215ebec" style:font-style-asian="italic" style:font-style-complex="italic"/>
    </style:style>
    <style:style style:name="T304" style:family="text">
      <style:text-properties fo:color="#ff3333" style:text-position="0% 100%" fo:font-style="italic" officeooo:rsid="020bc142" style:font-style-asian="italic" style:font-style-complex="italic"/>
    </style:style>
    <style:style style:name="T305" style:family="text">
      <style:text-properties fo:color="#ff3333" style:text-position="0% 100%" fo:font-style="italic" officeooo:rsid="012a724d" style:font-style-asian="italic" style:font-style-complex="italic"/>
    </style:style>
    <style:style style:name="T306" style:family="text">
      <style:text-properties fo:color="#ff3333" style:text-position="0% 100%" fo:font-style="italic" officeooo:rsid="015cf314" style:font-style-asian="italic" style:font-style-complex="italic"/>
    </style:style>
    <style:style style:name="T307" style:family="text">
      <style:text-properties fo:color="#ff3333" style:text-position="0% 100%" fo:font-style="italic" officeooo:rsid="028a18af" style:font-style-asian="italic" style:font-style-complex="italic"/>
    </style:style>
    <style:style style:name="T308" style:family="text">
      <style:text-properties fo:color="#ff3333" style:text-position="0% 100%" fo:font-style="italic" officeooo:rsid="028b1309" style:font-style-asian="italic" style:font-style-complex="italic"/>
    </style:style>
    <style:style style:name="T309" style:family="text">
      <style:text-properties fo:color="#ff3333" style:text-position="0% 100%" fo:font-style="italic" officeooo:rsid="028fd189" style:font-style-asian="italic" style:font-style-complex="italic"/>
    </style:style>
    <style:style style:name="T310" style:family="text">
      <style:text-properties fo:color="#ff3333" style:text-position="0% 100%" fo:font-style="italic" officeooo:rsid="02b8ca50" style:font-style-asian="italic" style:font-style-complex="italic"/>
    </style:style>
    <style:style style:name="T311" style:family="text">
      <style:text-properties fo:color="#ff3333" style:text-position="0% 100%" fo:font-style="italic" officeooo:rsid="02b8e269" style:font-style-asian="italic" style:font-style-complex="italic"/>
    </style:style>
    <style:style style:name="T312" style:family="text">
      <style:text-properties fo:color="#ff3333" style:text-position="0% 100%" fo:font-style="italic" fo:font-weight="bold" officeooo:rsid="027bc876" style:font-style-asian="italic" style:font-weight-asian="bold" style:font-style-complex="italic" style:font-weight-complex="bold"/>
    </style:style>
    <style:style style:name="T313" style:family="text">
      <style:text-properties fo:color="#ff3333" style:text-position="0% 100%" officeooo:rsid="028a18af"/>
    </style:style>
    <style:style style:name="T314" style:family="text">
      <style:text-properties fo:color="#ff3333" style:text-position="sub 58%" fo:font-style="italic" officeooo:rsid="020bc142" style:font-style-asian="italic" style:font-style-complex="italic"/>
    </style:style>
    <style:style style:name="T315" style:family="text">
      <style:text-properties officeooo:rsid="0265e7d1"/>
    </style:style>
    <style:style style:name="T316" style:family="text">
      <style:text-properties officeooo:rsid="0219ea65"/>
    </style:style>
    <style:style style:name="T317" style:family="text">
      <style:text-properties officeooo:rsid="0281a8b0"/>
    </style:style>
    <style:style style:name="T318" style:family="text">
      <style:text-properties officeooo:rsid="00ea32e3"/>
    </style:style>
    <style:style style:name="T319" style:family="text">
      <style:text-properties officeooo:rsid="029cb5d3"/>
    </style:style>
    <style:style style:name="T320" style:family="text">
      <style:text-properties officeooo:rsid="029d6e1f"/>
    </style:style>
    <style:style style:name="T321" style:family="text">
      <style:text-properties officeooo:rsid="02a21aab"/>
    </style:style>
    <style:style style:name="T322" style:family="text">
      <style:text-properties officeooo:rsid="02a7752f"/>
    </style:style>
    <style:style style:name="T323" style:family="text">
      <style:text-properties officeooo:rsid="02b6a7c4"/>
    </style:style>
    <style:style style:name="T324" style:family="text">
      <style:text-properties officeooo:rsid="02bc2811"/>
    </style:style>
    <style:style style:name="T325" style:family="text">
      <style:text-properties officeooo:rsid="01a21f74"/>
    </style:style>
    <style:style style:name="T326" style:family="text">
      <style:text-properties officeooo:rsid="014c4da1"/>
    </style:style>
    <style:style style:name="T327" style:family="text">
      <style:text-properties officeooo:rsid="015cf314"/>
    </style:style>
    <style:style style:name="T328" style:family="text">
      <style:text-properties officeooo:rsid="00753843"/>
    </style:style>
    <style:style style:name="T329" style:family="text">
      <style:text-properties officeooo:rsid="02c4986d"/>
    </style:style>
    <style:style style:name="T330" style:family="text">
      <style:text-properties officeooo:rsid="02c68299"/>
    </style:style>
    <style:style style:name="T331" style:family="text">
      <style:text-properties officeooo:rsid="02c94b84"/>
    </style:style>
    <style:style style:name="T332" style:family="text">
      <style:text-properties officeooo:rsid="02cb39d4"/>
    </style:style>
    <style:style style:name="T333" style:family="text">
      <style:text-properties officeooo:rsid="02cf65cc"/>
    </style:style>
    <style:style style:name="T334" style:family="text">
      <style:text-properties officeooo:rsid="02d4d6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Constraint Based Typing</text:p>
      <text:p text:style-name="P95"/>
      <text:p text:style-name="P5"><text:span text:style-name="T199">Γ </text:span><text:span text:style-name="T201">⊢</text:span> <text:span text:style-name="T293">e</text:span>:T | <text:span text:style-name="T294">{</text:span>C<text:span text:style-name="T294">}</text:span> </text:p>
      <text:p text:style-name="P5">It means “<text:span text:style-name="T293">expression e</text:span> has type T under assumptions whenever the constraints C are satisfied”.</text:p>
      <text:p text:style-name="P105"/>
      <text:p text:style-name="P21"><text:span text:style-name="T199">Γ </text:span><text:span text:style-name="T201">⊢</text:span> <text:span text:style-name="T288">s</text:span> | <text:span text:style-name="T294">{</text:span>C<text:span text:style-name="T294">}</text:span></text:p>
      <text:p text:style-name="P7"><text:span text:style-name="T208">It means “</text:span><text:span text:style-name="T219">statement s</text:span><text:span text:style-name="T208"> </text:span><text:span text:style-name="T219">typechecks</text:span><text:span text:style-name="T208"> under assumptions whenever the constraints C are satisfied”.</text:span></text:p>
      <text:p text:style-name="P95"/>
      <text:p text:style-name="P113"><text:span text:style-name="T199">Γ </text:span><text:span text:style-name="T201">⊢</text:span> <text:span text:style-name="T323">X is well-formed</text:span> | <text:span text:style-name="T294">{</text:span>C<text:span text:style-name="T294">}</text:span></text:p>
      <text:p text:style-name="P97"><text:span text:style-name="T208">It means “</text:span><text:span text:style-name="T227">element X</text:span><text:span text:style-name="T208"> </text:span><text:span text:style-name="T227">is well-formed</text:span><text:span text:style-name="T208"> under assumptions whenever the constraints C are satisfied”. </text:span><text:span text:style-name="T228">X can be field, constructor, method, class, blocks.</text:span></text:p>
      <text:p text:style-name="P95"/>
      <text:p text:style-name="P96">Note: </text:p>
      <text:p text:style-name="P6"><text:span text:style-name="T270">1) </text:span><text:span text:style-name="T208">PICOInfer assumes the input </text:span><text:span text:style-name="T216">program</text:span><text:span text:style-name="T208"> is well-typed in Freedom-Before-Committment</text:span><text:span text:style-name="T214">(FBC)</text:span><text:span text:style-name="T208"> type system </text:span><text:span text:style-name="T220">and initialization qualifiers are given already.</text:span></text:p>
      <text:p text:style-name="P20">2) <text:span text:style-name="T208">PICOInfer assumes that input program is well-formed in terms of assignability on fields</text:span><text:span text:style-name="T215">(meaning one and only one assignability qualifier is used on a fie</text:span><text:span text:style-name="T208">ld; </text:span><text:span text:style-name="T218">no @RDA is used on static fields</text:span><text:span text:style-name="T215">) </text:span><text:span text:style-name="T220">and assignability qualifiers are given already.</text:span></text:p>
      <text:p text:style-name="P20">3)<text:span text:style-name="T208"> </text:span><text:span text:style-name="T221">Therefore, </text:span><text:span text:style-name="T217">PICOInfer </text:span><text:span text:style-name="T285">only infers solution in mutability hierarchy</text:span><text:span text:style-name="T217">, not the</text:span><text:span text:style-name="T286"> initialization hierarchy or assignability dimension</text:span><text:span text:style-name="T217">.</text:span></text:p>
      <text:p text:style-name="P8"><text:span text:style-name="T271">4</text:span><text:span text:style-name="T267">) </text:span><text:span text:style-name="T208">In PICOInfer formalization, we only write initialization and assigability qualifiers in assumptions </text:span><text:span text:style-name="T216">that affect how we generate mutability constraints</text:span><text:span text:style-name="T208">, but not the in the conclusions</text:span><text:span text:style-name="T216">(because it doesn’t contribute to contraint generation and those two dimensions are assumed to be valid </text:span><text:span text:style-name="T223">already</text:span><text:span text:style-name="T216">)</text:span><text:span text:style-name="T208">.</text:span></text:p>
      <text:p text:style-name="P95"/>
      <text:p text:style-name="P95"/>
      <text:p text:style-name="P103"><text:span text:style-name="T325">Qualifier</text:span> Hierarchy</text:p>
      <text:p text:style-name="P95"/>
      <text:p text:style-name="P117"><text:s text:c="33"/>readonly</text:p>
      <text:p text:style-name="P117"><text:tab/> <text:s/>/ <text:s text:c="24"/><text:span text:style-name="T324">| <text:s text:c="11"/></text:span><text:s text:c="22"/>\</text:p>
      <text:p text:style-name="P117">mutable <text:s text:c="4"/><text:bookmark-start text:name="__DdeLink__5555_7597967"/><text:span text:style-name="T327">receiverdependantmutable</text:span><text:bookmark-end text:name="__DdeLink__5555_7597967"/> <text:s text:c="8"/>immutable</text:p>
      <text:p text:style-name="P117"><text:span text:style-name="T328"><text:s text:c="5"/>(default) </text:span><text:s text:c="18"/></text:p>
      <text:p text:style-name="P117"><text:s text:c="13"/><text:span text:style-name="T326">\ <text:s text:c="23"/>| <text:s text:c="33"/>/ <text:s text:c="4"/></text:span></text:p>
      <text:p text:style-name="P103"><text:s text:c="34"/><text:span text:style-name="T229">bottom</text:span></text:p>
      <text:p text:style-name="P95"/>
      <text:p text:style-name="P102">Figure 1 <text:span text:style-name="T334">Mutability Qualifiers </text:span><text:span text:style-name="T230">In PICOInfer we only infer solution</text:span><text:span text:style-name="T233">s</text:span><text:span text:style-name="T230"> for reduced version of mutability qualifiers. Polymutable and substitutablepolymutable are removed and won’t be inferred. </text:span><text:span text:style-name="T231">But later on, we may implement in</text:span><text:span text:style-name="T234">f</text:span><text:span text:style-name="T231">erring </text:span><text:span text:style-name="T234">them</text:span></text:p>
      <text:p text:style-name="P99"/>
      <text:p text:style-name="P99"/>
      <text:p text:style-name="P99"><text:soft-page-break/>Type Environment</text:p>
      <text:p text:style-name="P99"/>
      <text:p text:style-name="P110"><text:span text:style-name="T199">Γ </text:span><text:span text:style-name="T205">= </text:span><text:span text:style-name="T199">Γ</text:span><text:span text:style-name="T51">k</text:span><text:span text:style-name="T49"> </text:span><text:span text:style-name="T148">∪ </text:span><text:span text:style-name="T163">Γ</text:span><text:span text:style-name="T55">q </text:span><text:span text:style-name="T148">∪ </text:span><text:span text:style-name="T149">Γ</text:span><text:span text:style-name="T51">a</text:span></text:p>
      <text:p text:style-name="P110"><text:span text:style-name="T51"/></text:p>
      <text:p text:style-name="P100">* <text:span text:style-name="T287">Note : </text:span><text:span text:style-name="T206">Γ</text:span><text:span text:style-name="T53">k</text:span><text:span text:style-name="T52"> <text:s/></text:span><text:span text:style-name="T150">is the type environment that only stores </text:span><text:span text:style-name="T159">initialization</text:span><text:span text:style-name="T150"> </text:span><text:span text:style-name="T151">qualifier</text:span><text:span text:style-name="T152">s</text:span><text:span text:style-name="T150"> of variables. </text:span><text:span text:style-name="T206">Γ</text:span><text:span text:style-name="T52">q </text:span><text:span text:style-name="T150">is the type environment that only stores mutability </text:span><text:span text:style-name="T151">qualifier</text:span><text:span text:style-name="T152">s</text:span><text:span text:style-name="T150"> of variables. </text:span><text:span text:style-name="T154">Γ</text:span><text:span text:style-name="T54">a</text:span><text:span text:style-name="T157"> </text:span><text:span text:style-name="T52"><text:s/></text:span><text:span text:style-name="T150">is the type environment that only stores </text:span><text:span text:style-name="T160">assignability</text:span><text:span text:style-name="T150"> </text:span><text:span text:style-name="T151">qualifier</text:span><text:span text:style-name="T152">s</text:span><text:span text:style-name="T150"> of variables. </text:span><text:span text:style-name="T153">We use </text:span><text:span text:style-name="T158">only </text:span><text:span text:style-name="T154">Γ</text:span><text:span text:style-name="T52">q </text:span><text:span text:style-name="T150"><text:s/></text:span><text:span text:style-name="T158">extensibely</text:span><text:span text:style-name="T153"> in the type rules </text:span><text:span text:style-name="T158">because </text:span><text:span text:style-name="T153">we are only interested in mutability qualifiers. If we need </text:span><text:span text:style-name="T155">extra </text:span><text:span text:style-name="T156">information such as </text:span><text:span text:style-name="T153">initialization qualifiers </text:span><text:span text:style-name="T161">or assignability qualifiers </text:span><text:span text:style-name="T153">too, </text:span><text:span text:style-name="T154">Γ </text:span><text:span text:style-name="T153">is used instead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101">Helper Functions</text:p>
      <text:p text:style-name="P111"/>
      <text:p text:style-name="P111"><text:span text:style-name="T317">fT</text:span>ype(f), <text:span text:style-name="T318">cBody(kd), mBody(md) returns only mutability qualifiers by default. <text:s/>But if initialization and assignability information are needed, then they are also returned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104">Viewpoint Adaptation Rules</text:p>
      <text:p text:style-name="P118"/>
      <text:p text:style-name="P118">_ <text:span text:style-name="T145">⊳ </text:span><text:span text:style-name="T144">mutable = mutable</text:span></text:p>
      <text:p text:style-name="P118"><text:span text:style-name="T144">_ </text:span><text:span text:style-name="T145">⊳ </text:span><text:span text:style-name="T144">readonly = readonly</text:span></text:p>
      <text:p text:style-name="P118"><text:span text:style-name="T144">_ </text:span><text:span text:style-name="T145">⊳ </text:span><text:span text:style-name="T144">immutable = immutable</text:span></text:p>
      <text:p text:style-name="P114"><text:span text:style-name="T144">_ </text:span><text:span text:style-name="T145">⊳ </text:span><text:span text:style-name="T162">bottom</text:span><text:span text:style-name="T144"> = <text:s/></text:span><text:span text:style-name="T162">bottom</text:span></text:p>
      <text:p text:style-name="P115">q <text:span text:style-name="T145">⊳ <text:s/></text:span><text:span text:style-name="T164">receiverdependantmutable </text:span><text:span text:style-name="T144">= q</text:span></text:p>
      <text:p text:style-name="P95"/>
      <text:p text:style-name="P95"/>
      <text:p text:style-name="P95"/>
      <text:p text:style-name="P119"><text:span text:style-name="T267">Special Rules</text:span></text:p>
      <text:p text:style-name="P119"><text:span text:style-name="T186"/></text:p>
      <text:list xml:id="list2631762604647024863" text:style-name="L1">
        <text:list-item>
          <text:p text:style-name="P120"><text:span text:style-name="T187">Generate inequlity constraint q </text:span><text:span text:style-name="T178">≠</text:span><text:span text:style-name="T187"> </text:span><text:span text:style-name="T94"><text:s/>bottom </text:span><text:span text:style-name="T188">ev</text:span><text:span text:style-name="T189">e</text:span><text:span text:style-name="T188">rywhere </text:span><text:span text:style-name="T94">except </text:span><text:span text:style-name="T185">on (implicit/explicit) lower bounds</text:span><text:span text:style-name="T187">(</text:span><text:span text:style-name="T94">null literal </text:span><text:span text:style-name="T187">is implicitly bottom)</text:span><text:span text:style-name="T94">.</text:span></text:p>
          <text:p text:style-name="P120"><text:span text:style-name="T94"/></text:p>
        </text:list-item>
      </text:list>
      <text:p text:style-name="P98"/>
      <text:p text:style-name="P98"><text:soft-page-break/></text:p>
      <text:p text:style-name="P3"><text:span text:style-name="T267">Typing Rules </text:span><text:span text:style-name="T269">(Constraint Based)</text:span></text:p>
      <text:p text:style-name="P3"/>
      <text:p text:style-name="P4"><text:s text:c="5"/>x <text:span text:style-name="T196">∈ </text:span><text:span text:style-name="T199">Γ</text:span><text:span text:style-name="T49">q</text:span></text:p>
      <text:p text:style-name="P15"><draw:line text:anchor-type="paragraph" draw:z-index="2" draw:name="Shape1" draw:style-name="gr1" draw:text-style-name="P128" svg:x1="-0.254cm" svg:y1="0.363cm" svg:x2="3.695cm" svg:y2="0.384cm"><text:p/></draw:line> <text:s text:c="53"/>(<text:span text:style-name="T330">C</text:span>T-VAR)</text:p>
      <text:p text:style-name="P4"><text:span text:style-name="T199">Γ</text:span><text:span text:style-name="T49">q</text:span><text:span text:style-name="T199"> </text:span><text:span text:style-name="T201">⊢</text:span><text:span text:style-name="T200"> x : </text:span><text:span text:style-name="T199">Γ</text:span><text:span text:style-name="T49">q</text:span><text:span text:style-name="T199">(x) </text:span><text:span text:style-name="T204">| {}</text:span></text:p>
      <text:p text:style-name="P116"/>
      <text:p text:style-name="P1"/>
      <text:p text:style-name="P83"><text:span text:style-name="T1"><text:s text:c="3"/>Γ</text:span><text:span text:style-name="T32">q</text:span><text:span text:style-name="T1">(x) = q</text:span><text:span text:style-name="T13">x <text:s text:c="13"/></text:span><text:span text:style-name="T96">f</text:span><text:span text:style-name="T103">Type</text:span><text:span text:style-name="T96">(f) = q</text:span><text:span text:style-name="T14">f</text:span><text:span text:style-name="T13"> <text:s text:c="7"/></text:span></text:p>
      <text:p text:style-name="P23"><draw:line text:anchor-type="paragraph" draw:z-index="3" draw:name="Shape1" draw:style-name="gr1" draw:text-style-name="P128" svg:x1="-0.302cm" svg:y1="0.363cm" svg:x2="6.558cm" svg:y2="0.363cm"><text:p/></draw:line> <text:s text:c="122"/>( <text:span text:style-name="T329">C</text:span>T-<text:span text:style-name="T207">FLD</text:span> )</text:p>
      <text:p text:style-name="P2"><text:span text:style-name="T198"><text:s text:c="4"/>Γ</text:span><text:span text:style-name="T50">q</text:span><text:span text:style-name="T198"> </text:span><text:span text:style-name="T201">⊢</text:span><text:span text:style-name="T198"> </text:span><text:span text:style-name="T203">x</text:span><text:span text:style-name="T202">.f : </text:span><text:span text:style-name="T146">q </text:span><text:span text:style-name="T147">| {</text:span><text:span text:style-name="T146">q = </text:span><text:span text:style-name="T144">q</text:span><text:span text:style-name="T47">x</text:span><text:span text:style-name="T46"> </text:span><text:span text:style-name="T145">⊳ q</text:span><text:span text:style-name="T48">f </text:span><text:span text:style-name="T147">}</text:span></text:p>
      <text:p text:style-name="P19"/>
      <text:p text:style-name="P19">Figure 2 Expression typing</text:p>
      <text:p text:style-name="P19"/>
      <text:p text:style-name="P112">Simple variable lookup from the environment doesn’t <text:span text:style-name="T319">need precondition constraints and neither </text:span>introduce<text:span text:style-name="T320">s</text:span> new constraints.</text:p>
      <text:p text:style-name="P19"/>
      <text:p text:style-name="P19"/>
      <text:p text:style-name="P85"><text:span text:style-name="T1"><text:s text:c="11"/>Γ</text:span><text:span text:style-name="T33">q</text:span><text:span text:style-name="T1"> </text:span><text:span text:style-name="T3">⊢ </text:span><text:span text:style-name="T6">e</text:span><text:span text:style-name="T1"> = </text:span><text:span text:style-name="T8">q</text:span><text:span text:style-name="T19">e</text:span><text:span text:style-name="T95"> </text:span><text:span text:style-name="T139">| {C}</text:span></text:p>
      <text:p text:style-name="P22"><draw:line text:anchor-type="paragraph" draw:z-index="4" draw:name="Shape1" draw:style-name="gr1" draw:text-style-name="P128" svg:x1="-0.254cm" svg:y1="0.363cm" svg:x2="6.509cm" svg:y2="0.363cm"><text:p/></draw:line> <text:s text:c="115"/>( <text:span text:style-name="T329">C</text:span>T-VAR<text:span text:style-name="T195">ASS</text:span> )</text:p>
      <text:p text:style-name="P12"><text:s text:c="3"/>Γ<text:span text:style-name="T76">q</text:span> <text:span text:style-name="T190">⊢</text:span> x = <text:span text:style-name="T240">e | {</text:span><text:span text:style-name="T166">q</text:span><text:span text:style-name="T74">e</text:span><text:span text:style-name="T12"> <text:s/></text:span><text:span text:style-name="T165">&lt;: </text:span><text:span text:style-name="T12"><text:s/></text:span><text:span text:style-name="T94">Γ</text:span><text:span text:style-name="T75">q</text:span><text:span text:style-name="T94">(x) , </text:span><text:span text:style-name="T184">C</text:span><text:span text:style-name="T240">}</text:span></text:p>
      <text:p text:style-name="P14"/>
      <text:p text:style-name="P109">Expression judgement and statement judgement do need <text:span text:style-name="T321">precondition </text:span>constraints to hold and introduce new constraints, too. </text:p>
      <text:p text:style-name="P14"/>
      <text:p text:style-name="P14"/>
      <text:p text:style-name="P84"><text:span text:style-name="T1"><text:s text:c="13"/>Γ(x) = <text:s/></text:span><text:span text:style-name="T5">k</text:span><text:span text:style-name="T18">x </text:span><text:span text:style-name="T1">q</text:span><text:span text:style-name="T13">x <text:s text:c="7"/></text:span><text:span text:style-name="T95">Γ</text:span><text:span text:style-name="T41">q</text:span><text:span text:style-name="T95">(y) = <text:s/>q</text:span><text:span text:style-name="T13">y <text:s text:c="8"/></text:span><text:span text:style-name="T96">typeof(f) = q</text:span><text:span text:style-name="T14">f</text:span><text:span text:style-name="T96"> </text:span><text:span text:style-name="T131">a</text:span><text:span text:style-name="T34">f</text:span></text:p>
      <text:p text:style-name="P24"><draw:line text:anchor-type="paragraph" draw:z-index="0" draw:name="Shape1" draw:style-name="gr1" draw:text-style-name="P128" svg:x1="-0.254cm" svg:y1="0.483cm" svg:x2="14.43cm" svg:y2="0.483cm"><text:p/></draw:line> <text:s text:c="119"/></text:p>
      <text:p text:style-name="P24"><text:tab/><text:tab/><text:tab/><text:tab/><text:tab/><text:tab/><text:tab/><text:tab/><text:tab/><text:tab/> <text:s text:c="15"/>( <text:span text:style-name="T329">C</text:span>T-<text:span text:style-name="T195">FLDASS</text:span>) </text:p>
      <text:p text:style-name="P91"><text:span text:style-name="T2"><text:s text:c="12"/>Γ</text:span><text:span text:style-name="T35">q</text:span><text:span text:style-name="T2"> </text:span><text:span text:style-name="T3">⊢</text:span><text:span text:style-name="T2"> x.</text:span><text:span text:style-name="T1">f</text:span><text:span text:style-name="T2"> = </text:span><text:span text:style-name="T4">y </text:span><text:span text:style-name="T9">| {</text:span><text:span text:style-name="T10">q</text:span><text:span text:style-name="T36">y</text:span><text:span text:style-name="T132"> &lt;: q</text:span><text:span text:style-name="T36">x </text:span><text:span text:style-name="T96">⊳ q</text:span><text:span text:style-name="T14">f </text:span><text:span text:style-name="T96">, </text:span><text:span text:style-name="T132">fieldWrite(</text:span><text:span text:style-name="T102">k</text:span><text:span text:style-name="T18">x</text:span><text:span text:style-name="T102"> ,</text:span><text:span text:style-name="T18"> </text:span><text:span text:style-name="T99">q</text:span><text:span text:style-name="T25">x </text:span><text:span text:style-name="T99">, </text:span><text:span text:style-name="T131">a</text:span><text:span text:style-name="T34">f</text:span><text:span text:style-name="T132">)</text:span><text:span text:style-name="T14"> </text:span><text:span text:style-name="T9">}</text:span><text:span text:style-name="T4"> <text:s text:c="17"/></text:span></text:p>
      <text:p text:style-name="P66"/>
      <text:p text:style-name="P16"><text:span text:style-name="T167">fieldWrite(</text:span><text:span text:style-name="T168">k</text:span><text:span text:style-name="T77">x</text:span><text:span text:style-name="T168"> ,</text:span><text:span text:style-name="T77"> </text:span><text:span text:style-name="T169">q</text:span><text:span text:style-name="T78">x </text:span><text:span text:style-name="T169">, </text:span><text:span text:style-name="T170">a</text:span><text:span text:style-name="T79">f</text:span><text:span text:style-name="T167">) :: =</text:span></text:p>
      <text:p text:style-name="P17"><text:span text:style-name="T167"><text:s text:c="4"/>if a</text:span><text:span text:style-name="T80">f</text:span><text:span text:style-name="T167"> = assignable =&gt; </text:span><text:span text:style-name="T171"><text:s/></text:span><text:span text:style-name="T172">q</text:span><text:span text:style-name="T81">x</text:span><text:span text:style-name="T173"> </text:span><text:span text:style-name="T175">≠ </text:span><text:span text:style-name="T176">readonly </text:span><text:span text:style-name="T307">|</text:span><text:span text:style-name="T174"> </text:span><text:span text:style-name="T176">q</text:span><text:span text:style-name="T82">f</text:span><text:span text:style-name="T176"> </text:span><text:span text:style-name="T175">≠ </text:span><text:span text:style-name="T177">receiverdependantmutable</text:span></text:p>
      <text:p text:style-name="P18"><text:span text:style-name="T171"><text:s text:c="4"/>else if <text:s/></text:span><text:span text:style-name="T179">k</text:span><text:span text:style-name="T83">x</text:span><text:span text:style-name="T179"> =</text:span><text:span text:style-name="T180"> </text:span><text:span text:style-name="T179">underinitialized </text:span><text:span text:style-name="T181">=&gt; </text:span><text:span text:style-name="T169">q</text:span><text:span text:style-name="T78">x</text:span><text:span text:style-name="T169"> <text:s/></text:span><text:span text:style-name="T182">= </text:span><text:span text:style-name="T94">mutable </text:span><text:span text:style-name="T313">|</text:span><text:span text:style-name="T94"> </text:span><text:span text:style-name="T182">q</text:span><text:span text:style-name="T84">x</text:span><text:span text:style-name="T182"> = </text:span><text:span text:style-name="T179">immutable</text:span><text:span text:style-name="T94"> </text:span><text:span text:style-name="T313">|</text:span><text:span text:style-name="T94"> <text:s/></text:span><text:span text:style-name="T182">q</text:span><text:span text:style-name="T84">x</text:span><text:span text:style-name="T182"> = </text:span><text:span text:style-name="T179"><text:s/>receiverdependantmutable</text:span></text:p>
      <text:p text:style-name="P13"><text:s text:c="4"/><text:span text:style-name="T289">else =&gt; <text:s/></text:span><text:span text:style-name="T94">q</text:span><text:span text:style-name="T12">x</text:span><text:span text:style-name="T94"> <text:s/></text:span><text:span text:style-name="T182">= </text:span><text:span text:style-name="T183">mutable</text:span></text:p>
      <text:p text:style-name="P9"/>
      <text:p text:style-name="P106"><text:span text:style-name="T312">*Note</text:span><text:span text:style-name="T300"> : </text:span><text:span text:style-name="T297">Red </text:span><text:span text:style-name="T308">|</text:span><text:span text:style-name="T295"> </text:span><text:span text:style-name="T296">means CFI currently does</text:span><text:span text:style-name="T298">n</text:span><text:span text:style-name="T296">’ t support </text:span><text:span text:style-name="T301">encoding </text:span><text:span text:style-name="T296">disjunction.</text:span></text:p>
      <text:p text:style-name="P107"><text:span text:style-name="T296">W</text:span><text:span text:style-name="T295">e can implement the second one by using mainIsNot(readonly), but the first one is disjunction of </text:span><text:span text:style-name="T299">multiple variables and can’t currently be implemented in CFI. </text:span><text:span text:style-name="T302">Maybe we can choose one that makes more sense(I think </text:span><text:span text:style-name="T309">we </text:span><text:span text:style-name="T310">should </text:span><text:span text:style-name="T309">choose </text:span><text:span text:style-name="T303">q</text:span><text:span text:style-name="T314">x</text:span><text:span text:style-name="T304"> </text:span><text:span text:style-name="T305">≠ </text:span><text:span text:style-name="T304">readonly, </text:span><text:span text:style-name="T302">because we prefer fields to be </text:span><text:span text:style-name="T306">receiverdependantmutable, </text:span><text:span text:style-name="T311">and </text:span><text:span text:style-name="T303">q</text:span><text:span text:style-name="T314">x </text:span><text:span text:style-name="T311">can give use more information</text:span><text:span text:style-name="T302">)</text:span></text:p>
      <text:p text:style-name="P9"><text:soft-page-break/></text:p>
      <text:p text:style-name="P93"><text:span text:style-name="T11"><text:s text:c="7"/>Γ</text:span><text:span text:style-name="T38">q</text:span><text:span text:style-name="T11">(x) = q</text:span><text:span text:style-name="T37">x <text:s text:c="11"/></text:span><text:span text:style-name="T11">Γ</text:span><text:span text:style-name="T39">q</text:span><text:span text:style-name="T11">(y) = q</text:span><text:span text:style-name="T37">y <text:s text:c="11"/></text:span><text:span text:style-name="T127">Γ</text:span><text:span text:style-name="T39">q</text:span><text:span text:style-name="T127">(</text:span><text:span text:style-name="T128">z</text:span><text:span text:style-name="T127">) = </text:span><text:span text:style-name="T128">q</text:span><text:span text:style-name="T40">z</text:span><text:span text:style-name="T129"> </text:span><text:span text:style-name="T37"><text:s text:c="10"/></text:span><text:span text:style-name="T130">typeof(</text:span><text:span text:style-name="T129">m</text:span><text:span text:style-name="T130">) = q</text:span><text:span text:style-name="T40">this</text:span><text:span text:style-name="T129">, </text:span><text:span text:style-name="T128">q</text:span><text:span text:style-name="T40">p</text:span><text:span text:style-name="T129"> →q</text:span><text:span text:style-name="T40">ret</text:span><text:span text:style-name="T130"> </text:span><text:span text:style-name="T37"><text:s text:c="2"/></text:span></text:p>
      <text:p text:style-name="P30"><draw:line text:anchor-type="paragraph" draw:z-index="11" draw:name="Shape1" draw:style-name="gr1" draw:text-style-name="P128" svg:x1="-0.252cm" svg:y1="0.286cm" svg:x2="17.092cm" svg:y2="0.291cm"><text:p/></draw:line> <text:s text:c="108"/></text:p>
      <text:p text:style-name="P92"><text:span text:style-name="T99"><text:s/>Γ</text:span><text:span text:style-name="T44">q</text:span><text:span text:style-name="T99"> </text:span><text:span text:style-name="T96">⊢</text:span><text:span text:style-name="T99"> x = </text:span><text:span text:style-name="T100">y.</text:span><text:span text:style-name="T125">m</text:span><text:span text:style-name="T97">(</text:span><text:span text:style-name="T109">z</text:span><text:span text:style-name="T97">) </text:span><text:span text:style-name="T133">| {</text:span><text:span text:style-name="T126">q</text:span><text:span text:style-name="T29">this-vp</text:span><text:span text:style-name="T126"> = <text:s/></text:span><text:span text:style-name="T104">q</text:span><text:span text:style-name="T26">y</text:span><text:span text:style-name="T20"> .</text:span><text:span text:style-name="T96">⊳ q</text:span><text:span text:style-name="T26">this </text:span><text:span text:style-name="T124">, </text:span><text:span text:style-name="T111">q</text:span><text:span text:style-name="T29">p-vp </text:span><text:span text:style-name="T126">= <text:s/></text:span><text:span text:style-name="T134">q</text:span><text:span text:style-name="T26">y</text:span><text:span text:style-name="T24"> </text:span><text:span text:style-name="T96">⊳ </text:span><text:span text:style-name="T112">q</text:span><text:span text:style-name="T27">p </text:span><text:span text:style-name="T134">, </text:span><text:span text:style-name="T126">q</text:span><text:span text:style-name="T29">ret-vp</text:span><text:span text:style-name="T126"> = </text:span><text:span text:style-name="T27"><text:s/></text:span><text:span text:style-name="T134">q</text:span><text:span text:style-name="T26">y</text:span><text:span text:style-name="T24"> </text:span><text:span text:style-name="T96">⊳ q</text:span><text:span text:style-name="T26">ret </text:span><text:span text:style-name="T124">, </text:span><text:span text:style-name="T104">q</text:span><text:span text:style-name="T20">y <text:s/></text:span><text:span text:style-name="T135">&lt;: </text:span><text:span text:style-name="T124"><text:s/></text:span><text:span text:style-name="T126">q</text:span><text:span text:style-name="T29">this-vp </text:span><text:span text:style-name="T126">, </text:span><text:span text:style-name="T110">q</text:span><text:span text:style-name="T31">z </text:span><text:span text:style-name="T135">&lt;: </text:span><text:span text:style-name="T25"><text:s/></text:span><text:span text:style-name="T111">q</text:span><text:span text:style-name="T30">p</text:span><text:span text:style-name="T29">-vp </text:span><text:span text:style-name="T126">, q</text:span><text:span text:style-name="T29">ret-vp </text:span><text:span text:style-name="T135">&lt;: </text:span><text:span text:style-name="T29"><text:s/></text:span><text:span text:style-name="T104">q</text:span><text:span text:style-name="T30">x</text:span><text:span text:style-name="T133">} </text:span><text:span text:style-name="T97"><text:s text:c="93"/></text:span><text:span text:style-name="T99">( </text:span><text:span text:style-name="T140">C</text:span><text:span text:style-name="T99">T-</text:span><text:span text:style-name="T121">CALL</text:span><text:span text:style-name="T99"> )</text:span></text:p>
      <text:p text:style-name="P61"/>
      <text:p text:style-name="P64"><text:span text:style-name="T272">TODO </text:span>: inference of <text:span text:style-name="T290">polymutable methods will be implemented later.</text:span></text:p>
      <text:p text:style-name="P60"/>
      <text:p text:style-name="P60"/>
      <text:p text:style-name="P60"/>
      <text:p text:style-name="P60"/>
      <text:p text:style-name="P90"><text:span text:style-name="T119">k</text:span><text:span text:style-name="T118">d</text:span><text:span text:style-name="T115"> in C <text:s text:c="9"/>C &lt;: D <text:s text:c="7"/></text:span><text:span text:style-name="T96">typeof</text:span><text:span text:style-name="T120">(</text:span><text:span text:style-name="T119">D</text:span><text:span text:style-name="T96">) = </text:span><text:span text:style-name="T107">q</text:span><text:span text:style-name="T21">p-</text:span><text:span text:style-name="T22">D</text:span><text:span text:style-name="T98"> </text:span><text:span text:style-name="T97">→ q</text:span><text:span text:style-name="T15">ret-</text:span><text:span text:style-name="T24">D</text:span><text:span text:style-name="T96"> </text:span><text:span text:style-name="T25"><text:s text:c="11"/></text:span><text:span text:style-name="T96">typeof(</text:span><text:span text:style-name="T119">kd</text:span><text:span text:style-name="T96">) = </text:span><text:span text:style-name="T106">_</text:span><text:span text:style-name="T98"> <text:s/></text:span><text:span text:style-name="T97">→q</text:span><text:span text:style-name="T15">ret-</text:span><text:span text:style-name="T24">C</text:span></text:p>
      <text:p text:style-name="P33"><text:span text:style-name="T275">Γ</text:span><text:span text:style-name="T85">q</text:span><text:span text:style-name="T275">(</text:span><text:span text:style-name="T250">z</text:span><text:span text:style-name="T275">) = </text:span><text:span text:style-name="T250">q</text:span><text:span text:style-name="T69">z <text:s text:c="37"/></text:span><text:span text:style-name="T68"><text:s/></text:span><text:span text:style-name="T69"><text:s text:c="20"/></text:span><text:span text:style-name="T68"><text:s text:c="61"/></text:span><text:span text:style-name="T69"><text:s text:c="3"/></text:span><text:s text:c="93"/></text:p>
      <text:p text:style-name="P31"><draw:line text:anchor-type="paragraph" draw:z-index="12" draw:name="Shape1" draw:style-name="gr1" draw:text-style-name="P128" svg:x1="-0.326cm" svg:y1="0.333cm" svg:x2="16.66cm" svg:y2="0.333cm"><text:p/></draw:line> <text:s text:c="136"/></text:p>
      <text:p text:style-name="P56"><text:span text:style-name="T197"><text:s text:c="9"/>Γ</text:span><text:span text:style-name="T90">q</text:span><text:span text:style-name="T197"> ⊢ super(</text:span><text:span text:style-name="T241">z</text:span><text:span text:style-name="T260">) in kd | {q</text:span><text:span text:style-name="T60">ret-</text:span><text:span text:style-name="T71">C</text:span><text:span text:style-name="T276"> &lt;: q</text:span><text:span text:style-name="T60">ret-</text:span><text:span text:style-name="T68">C </text:span><text:span text:style-name="T190">⊳ q</text:span><text:span text:style-name="T60">ret-</text:span><text:span text:style-name="T68">D</text:span><text:span text:style-name="T69"> </text:span><text:span text:style-name="T276">, </text:span><text:span text:style-name="T247">q</text:span><text:span text:style-name="T69">z</text:span><text:span text:style-name="T276"> &lt;: q</text:span><text:span text:style-name="T60">ret-</text:span><text:span text:style-name="T68">C </text:span><text:span text:style-name="T190">⊳ </text:span><text:span text:style-name="T247">q</text:span><text:span text:style-name="T69">p-</text:span><text:span text:style-name="T70">D</text:span><text:span text:style-name="T190">} <text:s text:c="14"/>( CT-SUPER ) </text:span></text:p>
      <text:p text:style-name="P62"><text:s text:c="39"/></text:p>
      <text:p text:style-name="P55"/>
      <text:p text:style-name="P55"/>
      <text:p text:style-name="P63">( <text:span text:style-name="T331">C</text:span>T-THIS ) (omitted)</text:p>
      <text:p text:style-name="P54"><text:span text:style-name="T267">* </text:span><text:span text:style-name="T239">Note</text:span><text:span text:style-name="T238">: </text:span><text:span text:style-name="T281">As the type rule in the typechecking side, constraint</text:span><text:span text:style-name="T278"> </text:span><text:span text:style-name="T281">based </text:span><text:span text:style-name="T278">type rule </text:span><text:span text:style-name="T283">C</text:span><text:span text:style-name="T278">T-THIS is </text:span><text:span text:style-name="T282">also</text:span><text:span text:style-name="T278"> the same as </text:span><text:span text:style-name="T283">C</text:span><text:span text:style-name="T278">T-SUPER except </text:span><text:span text:style-name="T279">that </text:span><text:span text:style-name="T280">the constructor invoked by </text:span><text:span text:style-name="T278">“this(</text:span><text:span text:style-name="T277">..., ...</text:span><text:span text:style-name="T278">)” comes from the same class.</text:span></text:p>
      <text:p text:style-name="P53"/>
      <text:p text:style-name="P53"><text:tab/></text:p>
      <text:p text:style-name="P10"/>
      <text:p text:style-name="P11"/>
      <text:p text:style-name="P88"><text:span text:style-name="T1"><text:s text:c="12"/>Γ</text:span><text:span text:style-name="T42">q </text:span><text:span text:style-name="T1">(x) = q</text:span><text:span text:style-name="T13">x <text:s text:c="19"/></text:span><text:span text:style-name="T95">Γ</text:span><text:span text:style-name="T42">q </text:span><text:span text:style-name="T95">(</text:span><text:span text:style-name="T105">y</text:span><text:span text:style-name="T95">) = </text:span><text:span text:style-name="T105">q</text:span><text:span text:style-name="T13">y <text:s text:c="18"/></text:span><text:span text:style-name="T96">typeof(</text:span><text:span text:style-name="T98">C</text:span><text:span text:style-name="T96">) = </text:span><text:span text:style-name="T107">q</text:span><text:span text:style-name="T21">p</text:span><text:span text:style-name="T98"> </text:span><text:span text:style-name="T97">→q</text:span><text:span text:style-name="T15">ret</text:span><text:span text:style-name="T96"> <text:s/></text:span><text:span text:style-name="T13"><text:s text:c="2"/></text:span></text:p>
      <text:p text:style-name="P121"/>
      <text:p text:style-name="P82"><draw:line text:anchor-type="paragraph" draw:z-index="1" draw:name="Shape1" draw:style-name="gr1" draw:text-style-name="P128" svg:x1="-0.307cm" svg:y1="0.043cm" svg:x2="14.518cm" svg:y2="0.018cm"><text:p/></draw:line><text:span text:style-name="T17"> <text:s text:c="207"/></text:span><text:span text:style-name="T101"><text:s text:c="2"/></text:span><text:span text:style-name="T113">(</text:span><text:span text:style-name="T141">C</text:span><text:span text:style-name="T113">T-NEW)</text:span></text:p>
      <text:p text:style-name="P89"><text:span text:style-name="T95"><text:s/>Γ</text:span><text:span text:style-name="T43">q</text:span><text:span text:style-name="T95"> </text:span><text:span text:style-name="T96">⊢</text:span><text:span text:style-name="T95"> x </text:span><text:span text:style-name="T98">= new q C(</text:span><text:span text:style-name="T108">y</text:span><text:span text:style-name="T98">)</text:span><text:span text:style-name="T100"> </text:span><text:span text:style-name="T137">| {</text:span><text:span text:style-name="T105">q</text:span><text:span text:style-name="T13">y <text:s/></text:span><text:span text:style-name="T95">&lt;: q</text:span><text:span text:style-name="T13"> </text:span><text:span text:style-name="T96">⊳ </text:span><text:span text:style-name="T107">q</text:span><text:span text:style-name="T16">P </text:span><text:span text:style-name="T98">, </text:span><text:span text:style-name="T95">q</text:span><text:span text:style-name="T13"> <text:s/></text:span><text:span text:style-name="T95">&lt;: q</text:span><text:span text:style-name="T13"> </text:span><text:span text:style-name="T96">⊳ q</text:span><text:span text:style-name="T16">ret </text:span><text:span text:style-name="T98">, </text:span><text:span text:style-name="T101">q <text:s/>&lt;: <text:s/>q</text:span><text:span text:style-name="T17">x </text:span><text:span text:style-name="T101">, </text:span><text:span text:style-name="T95">q </text:span><text:span text:style-name="T13"><text:s/></text:span><text:span text:style-name="T122">≠ </text:span><text:span text:style-name="T123">readonly</text:span><text:span text:style-name="T137">}</text:span><text:span text:style-name="T100"> <text:s text:c="29"/></text:span></text:p>
      <text:p text:style-name="P36"/>
      <text:p text:style-name="P36"/>
      <text:p text:style-name="P36"/>
      <text:p text:style-name="P36"/>
      <text:p text:style-name="P86"><text:span text:style-name="T1"><text:s text:c="5"/>Γ</text:span><text:span text:style-name="T43">q</text:span><text:span text:style-name="T1"> </text:span><text:span text:style-name="T3">⊢ </text:span><text:span text:style-name="T7">s</text:span><text:span text:style-name="T23">1</text:span><text:span text:style-name="T13"> </text:span><text:span text:style-name="T136">| {C1}</text:span><text:span text:style-name="T13"> <text:s text:c="5"/></text:span><text:span text:style-name="T95">Γ</text:span><text:span text:style-name="T43">q</text:span><text:span text:style-name="T95"> </text:span><text:span text:style-name="T96">⊢ </text:span><text:span text:style-name="T114">s</text:span><text:span text:style-name="T23">2</text:span><text:span text:style-name="T95"> </text:span><text:span text:style-name="T136">| {C2}</text:span></text:p>
      <text:p text:style-name="P26"><draw:line text:anchor-type="paragraph" draw:z-index="6" draw:name="Shape1" draw:style-name="gr1" draw:text-style-name="P128" svg:x1="-0.254cm" svg:y1="0.363cm" svg:x2="7.087cm" svg:y2="0.363cm"><text:p/></draw:line> <text:s text:c="122"/>(<text:span text:style-name="T332">C</text:span>T-<text:span text:style-name="T258">SEQ</text:span> )</text:p>
      <text:p text:style-name="P26"><text:s text:c="13"/>Γ<text:span text:style-name="T89">q</text:span> <text:span text:style-name="T190">⊢</text:span> <text:span text:style-name="T258">s</text:span><text:span text:style-name="T56">1</text:span><text:span text:style-name="T258">;s</text:span><text:span text:style-name="T56">2 </text:span><text:span text:style-name="T291">| {C1 , C2}</text:span></text:p>
      <text:p text:style-name="P36"/>
      <text:p text:style-name="P36"/>
      <text:p text:style-name="P36"/>
      <text:p text:style-name="P68">Figure <text:span text:style-name="T264">3</text:span> <text:span text:style-name="T264">Statement</text:span> typing</text:p>
      <text:p text:style-name="P36"/>
      <text:p text:style-name="P67"><text:soft-page-break/></text:p>
      <text:p text:style-name="P126">Well-formdness Rules <text:span text:style-name="T285">(Constraint Based)</text:span></text:p>
      <text:p text:style-name="P67"/>
      <text:p text:style-name="P57"><text:s/><text:span text:style-name="T274">fType(fd) = q <text:s text:c="6"/>C &lt;: D <text:s text:c="7"/>fd ∉fields(D) </text:span></text:p>
      <text:p text:style-name="P39"><draw:line text:anchor-type="paragraph" draw:z-index="10" draw:name="Shape1" draw:style-name="gr1" draw:text-style-name="P128" svg:x1="-0.307cm" svg:y1="0.443cm" svg:x2="9.227cm" svg:y2="0.443cm"><text:p/></draw:line> <text:s text:c="121"/><text:span text:style-name="T262">(CWF-FLD)</text:span> <text:s text:c="10"/></text:p>
      <text:p text:style-name="P34"><text:span text:style-name="T190"><text:s text:c="8"/>⊢</text:span><text:span text:style-name="T67">C</text:span><text:span text:style-name="T190"> <text:s/>fd is OK | {}</text:span></text:p>
      <text:p text:style-name="P47"/>
      <text:p text:style-name="P47"/>
      <text:p text:style-name="P47"/>
      <text:p text:style-name="P47"/>
      <text:p text:style-name="P47"/>
      <text:p text:style-name="P37"><draw:line text:anchor-type="paragraph" draw:z-index="7" draw:name="Shape1" draw:style-name="gr1" draw:text-style-name="P128" svg:x1="-0.307cm" svg:y1="0.443cm" svg:x2="11.296cm" svg:y2="0.418cm"><text:p/></draw:line> <text:s text:c="102"/><text:span text:style-name="T262">(CWF-CONS-OBJECT)</text:span> <text:s text:c="10"/></text:p>
      <text:p text:style-name="P27"><text:span text:style-name="T190"><text:s text:c="8"/>⊢ </text:span><text:span text:style-name="T62">object</text:span><text:span text:style-name="T190"> kd is OK | {}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51">cBody(<text:span text:style-name="T266">kd</text:span>) = super(<text:span text:style-name="T258">g</text:span>); <text:span text:style-name="T192">this.f = f <text:s text:c="7"/>typeof(kd) = </text:span><text:span text:style-name="T243">q</text:span><text:span text:style-name="T57">p</text:span><text:span text:style-name="T191"> →q</text:span><text:span text:style-name="T60">ret</text:span><text:span text:style-name="T190"> </text:span></text:p>
      <text:p text:style-name="P52"><text:span text:style-name="T197">Γ = (this : underinitialized q</text:span><text:span text:style-name="T61">ret, <text:s/></text:span><text:span text:style-name="T261"><text:s/></text:span><text:span text:style-name="T244">p</text:span><text:span text:style-name="T261"> : </text:span><text:span text:style-name="T242">_</text:span><text:span text:style-name="T261"> </text:span><text:span text:style-name="T243">q</text:span><text:span text:style-name="T57">p</text:span><text:span text:style-name="T252">, </text:span><text:span text:style-name="T245">y</text:span><text:span text:style-name="T251"> : </text:span><text:span text:style-name="T58">_</text:span><text:span text:style-name="T251"> </text:span><text:span text:style-name="T245">q</text:span><text:span text:style-name="T58">local</text:span><text:span text:style-name="T261">) </text:span></text:p>
      <text:p text:style-name="P51"><text:span text:style-name="T261">Γ</text:span><text:span text:style-name="T86">q</text:span><text:span text:style-name="T261"> <text:s/>⊢ </text:span><text:span text:style-name="T12"><text:s/></text:span><text:span text:style-name="T259">super(</text:span><text:span text:style-name="T246">y</text:span><text:span text:style-name="T259">) in kd | {C1} <text:s text:c="2"/>Γ</text:span><text:span text:style-name="T86">q</text:span><text:span text:style-name="T259"> ⊢ this.f = f | {C2}</text:span></text:p>
      <text:p text:style-name="P36"><draw:line text:anchor-type="paragraph" draw:z-index="5" draw:name="Shape1" draw:style-name="gr1" draw:text-style-name="P128" svg:x1="-0.307cm" svg:y1="0.443cm" svg:x2="12.956cm" svg:y2="0.418cm"><text:p/></draw:line> <text:s text:c="118"/><text:span text:style-name="T262">(CWF-CONS)</text:span></text:p>
      <text:p text:style-name="P35"><text:span text:style-name="T190"><text:s/>⊢</text:span><text:span text:style-name="T65">C</text:span><text:span text:style-name="T190"> kd is OK | {q</text:span><text:span text:style-name="T60">ret </text:span><text:span text:style-name="T273">≠ readonly , q</text:span><text:span text:style-name="T60">ret </text:span><text:span text:style-name="T273">≠ polymutable , C1 , C2}</text:span></text:p>
      <text:p text:style-name="P25"/>
      <text:p text:style-name="P28"><text:span text:style-name="T237">Note</text:span><text:span text:style-name="T265">: <text:s/></text:span><text:s/><text:span text:style-name="T190">⊢</text:span><text:span text:style-name="T65">C</text:span><text:span text:style-name="T63"> </text:span><text:span text:style-name="T266">kd reads “constructor kd in class C is well-formed”.</text:span></text:p>
      <text:p text:style-name="P40"/>
      <text:p text:style-name="P48"/>
      <text:p text:style-name="P48"/>
      <text:p text:style-name="P48"/>
      <text:p text:style-name="P48"/>
      <text:p text:style-name="P50"><text:span text:style-name="T263">m</text:span>Body(<text:span text:style-name="T263">md</text:span>) = <text:span text:style-name="T248">s</text:span><text:span text:style-name="T192">;return z <text:s text:c="7"/>typeof(md) = q</text:span><text:span text:style-name="T60">this</text:span><text:span text:style-name="T260">, </text:span><text:span text:style-name="T241">q</text:span><text:span text:style-name="T60">p</text:span><text:span text:style-name="T260"> →q</text:span><text:span text:style-name="T60">ret</text:span><text:span text:style-name="T258"> </text:span></text:p>
      <text:p text:style-name="P50"><text:span text:style-name="T197">Γ</text:span><text:span text:style-name="T87">q</text:span><text:span text:style-name="T197"> = (this : q</text:span><text:span text:style-name="T64">this</text:span><text:span text:style-name="T263">,</text:span><text:span text:style-name="T61"> </text:span><text:span text:style-name="T261"><text:s/></text:span><text:span text:style-name="T244">p</text:span><text:span text:style-name="T261"> : </text:span><text:span text:style-name="T243">q</text:span><text:span text:style-name="T57">p</text:span><text:span text:style-name="T252">, </text:span><text:span text:style-name="T57"><text:s/></text:span><text:span text:style-name="T245">y</text:span><text:span text:style-name="T251"> : </text:span><text:span text:style-name="T245">q</text:span><text:span text:style-name="T58">local</text:span><text:span text:style-name="T261">) <text:s text:c="3"/>Γ</text:span><text:span text:style-name="T88">q</text:span><text:span text:style-name="T261"> <text:s/>⊢ </text:span><text:span text:style-name="T244">s</text:span><text:span text:style-name="T12"> </text:span><text:span text:style-name="T263"><text:s/>| {C1} <text:s/>Γ</text:span><text:span text:style-name="T87">q</text:span><text:span text:style-name="T263">(z) &lt;: q</text:span><text:span text:style-name="T64">ret </text:span><text:span text:style-name="T292">| {C2}</text:span></text:p>
      <text:p text:style-name="P65">Standard method overriding rule <text:span text:style-name="T292">holds | {C3}</text:span></text:p>
      <text:p text:style-name="P41"><draw:line text:anchor-type="paragraph" draw:z-index="8" draw:name="Shape1" draw:style-name="gr1" draw:text-style-name="P128" svg:x1="-0.307cm" svg:y1="0.443cm" svg:x2="13.725cm" svg:y2="0.418cm"><text:p/></draw:line> <text:s text:c="117"/><text:span text:style-name="T262">(CWF-METH)</text:span></text:p>
      <text:p text:style-name="P87"><text:span text:style-name="T96"><text:s text:c="5"/>⊢</text:span><text:span text:style-name="T28">C</text:span><text:span text:style-name="T96"> </text:span><text:span text:style-name="T116">m</text:span><text:span text:style-name="T117">d</text:span><text:span text:style-name="T96"> is OK </text:span><text:span text:style-name="T138">| {C1 , C2 , C3}</text:span></text:p>
      <text:p text:style-name="P70"/>
      <text:p text:style-name="P70"/>
      <text:p text:style-name="P79"/>
      <text:p text:style-name="P80"/>
      <text:p text:style-name="P80"/>
      <text:p text:style-name="P70"/>
      <text:p text:style-name="P29"><text:soft-page-break/><text:span text:style-name="T190"><text:s/>⊢</text:span><text:span text:style-name="T67">C</text:span><text:span text:style-name="T190"> <text:s/></text:span><text:span text:style-name="T243">f</text:span><text:span text:style-name="T249">d</text:span><text:span text:style-name="T190"> is OK <text:s/>| {C1} <text:s text:c="6"/>⊢</text:span><text:span text:style-name="T66">C</text:span><text:span text:style-name="T190"> kd is OK | {C2} <text:s text:c="6"/>⊢</text:span><text:span text:style-name="T72">C</text:span><text:span text:style-name="T190"> </text:span><text:span text:style-name="T243">md</text:span><text:span text:style-name="T190"> is OK | {C3}</text:span></text:p>
      <text:p text:style-name="P38"><draw:line text:anchor-type="paragraph" draw:z-index="9" draw:name="Shape1" draw:style-name="gr1" draw:text-style-name="P128" svg:x1="-0.307cm" svg:y1="0.443cm" svg:x2="14.206cm" svg:y2="0.443cm"><text:p/></draw:line> <text:s text:c="116"/><text:span text:style-name="T262">(CWF-CLASS) <text:s text:c="17"/></text:span></text:p>
      <text:p text:style-name="P38"><text:span text:style-name="T268"><text:s text:c="32"/></text:span><text:span text:style-name="T209">⊢ </text:span><text:span text:style-name="T210">C </text:span><text:span text:style-name="T209">is OK </text:span><text:span text:style-name="T222">| {C1 , C2 , C3}</text:span></text:p>
      <text:p text:style-name="P69"/>
      <text:p text:style-name="P70">Figure 4 Well-formdness typing</text:p>
      <text:p text:style-name="P70"/>
      <text:p text:style-name="P71"/>
      <text:p text:style-name="P71"/>
      <text:p text:style-name="P71"/>
      <text:p text:style-name="P127">Extension to real Java <text:span text:style-name="T316">with statics and blocks</text:span></text:p>
      <text:p text:style-name="P122"/>
      <text:p text:style-name="P76"/>
      <text:p text:style-name="P58"><text:s text:c="23"/><text:span text:style-name="T274">fType(sfd) = q <text:s text:c="2"/></text:span></text:p>
      <text:p text:style-name="P44"><draw:line text:anchor-type="paragraph" draw:z-index="13" draw:name="Shape1" draw:style-name="gr1" draw:text-style-name="P128" svg:x1="-0.307cm" svg:y1="0.443cm" svg:x2="9.611cm" svg:y2="0.443cm"><text:p/></draw:line> <text:s text:c="106"/>(<text:span text:style-name="T333">C</text:span>WF-STATIC-FLD) <text:s text:c="14"/><text:span text:style-name="T209">⊢ <text:s/>sfd is OK | {q ≠ receiverdependantmutable}</text:span></text:p>
      <text:p text:style-name="P72"/>
      <text:p text:style-name="P72"/>
      <text:p text:style-name="P72"/>
      <text:p text:style-name="P49"><text:span text:style-name="T263">m</text:span>Body(<text:span text:style-name="T284">smd</text:span>) = <text:span text:style-name="T236">s</text:span><text:span text:style-name="T258">;return z <text:s text:c="7"/>typeof(smd) = </text:span><text:span text:style-name="T241">q</text:span><text:span text:style-name="T60">p</text:span><text:span text:style-name="T260"> →q</text:span><text:span text:style-name="T60">ret</text:span><text:span text:style-name="T258"> </text:span></text:p>
      <text:p text:style-name="P49"><text:span text:style-name="T197">Γ</text:span><text:span text:style-name="T93">q</text:span><text:span text:style-name="T197"> = (</text:span><text:span text:style-name="T244">p</text:span><text:span text:style-name="T261"> : </text:span><text:span text:style-name="T243">q</text:span><text:span text:style-name="T57">p</text:span><text:span text:style-name="T252">, </text:span><text:span text:style-name="T57"><text:s/></text:span><text:span text:style-name="T245">y</text:span><text:span text:style-name="T251"> : </text:span><text:span text:style-name="T245">q</text:span><text:span text:style-name="T58">local</text:span><text:span text:style-name="T261">) <text:s text:c="11"/>Γ</text:span><text:span text:style-name="T93">q</text:span><text:span text:style-name="T261"> <text:s/>⊢ </text:span><text:span text:style-name="T12"><text:s/></text:span><text:span text:style-name="T235">s </text:span><text:span text:style-name="T263"><text:s/>| {C1} <text:s text:c="16"/>Γ</text:span><text:span text:style-name="T93">q</text:span><text:span text:style-name="T263">(z) &lt;: q</text:span><text:span text:style-name="T64">ret </text:span><text:span text:style-name="T315">| {C2}</text:span></text:p>
      <text:p text:style-name="P42"><draw:line text:anchor-type="paragraph" draw:z-index="14" draw:name="Shape1" draw:style-name="gr1" draw:text-style-name="P128" svg:x1="-0.307cm" svg:y1="0.443cm" svg:x2="14.518cm" svg:y2="0.418cm"><text:p/></draw:line> <text:s text:c="116"/></text:p>
      <text:p text:style-name="P124"><text:span text:style-name="T190"><text:s text:c="2"/>⊢ smd is OK | {C1 , C2 , </text:span><text:span text:style-name="T243">q</text:span><text:span text:style-name="T57">p </text:span><text:span text:style-name="T253">≠ receiverdependantmutable , </text:span><text:span text:style-name="T255">q</text:span><text:span text:style-name="T59">ret</text:span><text:span text:style-name="T57"> </text:span><text:span text:style-name="T253">≠ receiverdependantmutable , </text:span><text:span text:style-name="T245">q</text:span><text:span text:style-name="T58">local <text:s/></text:span><text:span text:style-name="T253">≠ receiverdependantmutable , </text:span><text:span text:style-name="T256">foreach q in</text:span><text:span text:style-name="T254"> usedQualifiers(</text:span><text:span text:style-name="T193">s</text:span><text:span text:style-name="T194">;return z</text:span><text:span text:style-name="T257">) : </text:span><text:span text:style-name="T256">q </text:span><text:span text:style-name="T255">≠</text:span><text:span text:style-name="T256"> </text:span><text:span text:style-name="T253">receiverdependantmutable</text:span><text:span text:style-name="T190">}</text:span></text:p>
      <text:p text:style-name="P81">(<text:span text:style-name="T333">C</text:span>WF-STATIC-METH)</text:p>
      <text:p text:style-name="P73"/>
      <text:p text:style-name="P73"><text:tab/><text:tab/><text:tab/><text:tab/><text:tab/><text:tab/><text:tab/><text:tab/><text:tab/><text:tab/><text:tab/></text:p>
      <text:p text:style-name="P59"><text:span text:style-name="T274"><text:s text:c="36"/>Γ</text:span><text:span text:style-name="T91">q</text:span><text:span text:style-name="T274"> ⊢ </text:span><text:span text:style-name="T236">s</text:span><text:span text:style-name="T274"> | {C} <text:s text:c="5"/></text:span></text:p>
      <text:p text:style-name="P46"><draw:line text:anchor-type="paragraph" draw:z-index="15" draw:name="Shape1" draw:style-name="gr1" draw:text-style-name="P128" svg:x1="-0.307cm" svg:y1="0.443cm" svg:x2="12.21cm" svg:y2="0.395cm"><text:p/></draw:line> <text:s text:c="106"/>(<text:span text:style-name="T333">C</text:span>WF-STATIC-BLK) <text:s text:c="10"/><text:span text:style-name="T209">⊢ <text:s/>sib is OK | {C , </text:span><text:span text:style-name="T225">foreach q in</text:span><text:span text:style-name="T224"> usedQualifiers(</text:span><text:span text:style-name="T235">s</text:span><text:span text:style-name="T211">) : </text:span><text:span text:style-name="T225">q </text:span><text:span text:style-name="T209">≠</text:span><text:span text:style-name="T225"> </text:span><text:span text:style-name="T212">receiverdependantmutable</text:span><text:span text:style-name="T211"> }</text:span></text:p>
      <text:p text:style-name="P74"/>
      <text:p text:style-name="P74"/>
      <text:p text:style-name="P94"><text:span text:style-name="T143"><text:s text:c="39"/>Γ</text:span><text:span text:style-name="T45">q</text:span><text:span text:style-name="T143"> ⊢ <text:s/></text:span><text:span text:style-name="T142">s </text:span>| {C} <text:s text:c="2"/></text:p>
      <text:p text:style-name="P45"><draw:line text:anchor-type="paragraph" draw:z-index="16" draw:name="Shape1" draw:style-name="gr1" draw:text-style-name="P128" svg:x1="-0.307cm" svg:y1="0.443cm" svg:x2="12.21cm" svg:y2="0.395cm"><text:p/></draw:line> <text:s text:c="120"/>(<text:span text:style-name="T333">C</text:span>WF-BLK) <text:s text:c="10"/></text:p>
      <text:p text:style-name="P75"><text:tab/><text:tab/><text:tab/> <text:s text:c="3"/><text:span text:style-name="T190">⊢</text:span><text:span text:style-name="T67">C</text:span><text:span text:style-name="T190"> <text:s/>ib is OK | {C}</text:span></text:p>
      <text:p text:style-name="P75"/>
      <text:p text:style-name="P75"/>
      <text:p text:style-name="P32"><text:span text:style-name="T209">⊢ <text:s/></text:span><text:span text:style-name="T213">sfd</text:span><text:span text:style-name="T209"> is OK </text:span><text:span text:style-name="T226">| {C1}</text:span><text:span text:style-name="T190"> <text:s text:c="4"/>⊢</text:span><text:span text:style-name="T67">C</text:span><text:span text:style-name="T190"> <text:s/></text:span><text:span text:style-name="T243">f</text:span><text:span text:style-name="T249">d</text:span><text:span text:style-name="T190"> is OK | {C2} <text:s text:c="2"/>⊢</text:span><text:span text:style-name="T66">C</text:span><text:span text:style-name="T190"> kd is OK | {C3} <text:s/></text:span><text:span text:style-name="T209">⊢ </text:span><text:span text:style-name="T213">smd</text:span><text:span text:style-name="T209"> is OK</text:span><text:span text:style-name="T190"> | {C4} <text:s text:c="2"/>⊢</text:span><text:span text:style-name="T73">C</text:span><text:span text:style-name="T190"> </text:span><text:span text:style-name="T243">md</text:span><text:span text:style-name="T190"> is OK | {C5} <text:s text:c="3"/></text:span><text:span text:style-name="T209">⊢ <text:s/></text:span><text:span text:style-name="T213">sib</text:span><text:span text:style-name="T209"> is OK </text:span><text:span text:style-name="T226">| {C6}</text:span><text:span text:style-name="T209"> <text:s text:c="3"/>⊢</text:span><text:span text:style-name="T92">C</text:span><text:span text:style-name="T209"> <text:s/></text:span><text:span text:style-name="T213">ib</text:span><text:span text:style-name="T209"> is OK </text:span><text:span text:style-name="T226">| {C7}</text:span></text:p>
      <text:p text:style-name="P43"><draw:line text:anchor-type="paragraph" draw:z-index="17" draw:name="Shape1" draw:style-name="gr1" draw:text-style-name="P128" svg:x1="-0.307cm" svg:y1="0.443cm" svg:x2="14.518cm" svg:y2="0.418cm"><text:p/></draw:line> <text:s text:c="116"/><text:span text:style-name="T262">(CWF-CLASS) <text:s text:c="17"/></text:span></text:p>
      <text:p text:style-name="P77"><text:span text:style-name="T268"><text:s text:c="20"/></text:span><text:span text:style-name="T190">⊢ C is OK | {C1 , C2 , C3 , C4 , C5 , C6 , C7}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ff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12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39:47.549621336</meta:creation-date>
    <dc:date>2017-11-02T13:25:20.130923206</dc:date>
    <meta:editing-duration>P1DT16H3M12S</meta:editing-duration>
    <meta:editing-cycles>567</meta:editing-cycles>
    <meta:generator>LibreOffice/5.1.4.2$Linux_X86_64 LibreOffice_project/10m0$Build-2</meta:generator>
    <meta:document-statistic meta:table-count="0" meta:image-count="0" meta:object-count="0" meta:page-count="6" meta:paragraph-count="114" meta:word-count="1164" meta:character-count="9653" meta:non-whitespace-character-count="5068"/>
  </office:meta>
</office:document-meta>
</file>